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24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Value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2.01pt solid #000000" fo:border-left="0.99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none" fo:border-left="none" fo:border-right="none" fo:border-top="2.01pt solid #000000"/>
    </style:style>
    <style:style style:name="ce2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2.01pt solid #000000" fo:border-right="none" fo:border-top="0.99pt solid #000000"/>
    </style:style>
    <style:style style:name="ce5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55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56" style:family="table-cell" style:parent-style-name="Pivot_20_Table_20_Value">
      <style:table-cell-properties fo:border-bottom="2.01pt solid #000000" fo:border-left="2.01pt solid #000000" fo:border-right="0.99pt solid #000000" fo:border-top="0.99pt solid #000000"/>
    </style:style>
    <style:style style:name="ce57" style:family="table-cell" style:parent-style-name="Default">
      <style:table-cell-properties fo:border="0.99pt solid #000000"/>
    </style:style>
    <style:style style:name="ce5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9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60" style:family="table-cell" style:parent-style-name="Pivot_20_Table_20_Category" style:data-style-name="N0">
      <style:table-cell-properties fo:border="0.99pt solid #000000"/>
    </style:style>
    <style:style style:name="ce61" style:family="table-cell" style:parent-style-name="Pivot_20_Table_20_Category" style:data-style-name="N0"/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>
      <style:table-cell-properties fo:border-bottom="2.01pt solid #000000" fo:border-left="0.99pt solid #000000" fo:border-right="0.99pt solid #000000" fo:border-top="0.99pt solid #000000"/>
    </style:style>
    <style:style style:name="ce64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65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66" style:family="table-cell" style:parent-style-name="Pivot_20_Table_20_Corner">
      <style:table-cell-properties fo:border-bottom="none" fo:border-left="none" fo:border-right="none" fo:border-top="2.01pt solid #000000"/>
    </style:style>
    <style:style style:name="ce6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8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9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7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7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dose1</text:p>
          </table:table-cell>
          <table:table-cell table:style-name="ce4" office:value-type="string" calcext:value-type="string">
            <text:p>dose2</text:p>
          </table:table-cell>
          <table:table-cell table:style-name="ce4" office:value-type="string" calcext:value-type="string">
            <text:p>Precaution_dose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6 Jan-22 Jan</text:p>
          </table:table-cell>
          <table:table-cell office:value-type="float" office:value="18872" calcext:value-type="float">
            <text:p>1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72" calcext:value-type="float">
            <text:p>18872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3 Jan-29 Jan</text:p>
          </table:table-cell>
          <table:table-cell office:value-type="float" office:value="29145" calcext:value-type="float">
            <text:p>29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45" calcext:value-type="float">
            <text:p>29145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0 Jan-05 Feb</text:p>
          </table:table-cell>
          <table:table-cell office:value-type="float" office:value="51966" calcext:value-type="float">
            <text:p>5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66" calcext:value-type="float">
            <text:p>51966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06 Feb-12 Feb</text:p>
          </table:table-cell>
          <table:table-cell office:value-type="float" office:value="77368" calcext:value-type="float">
            <text:p>7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68" calcext:value-type="float">
            <text:p>77368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3 Feb-19 Feb</text:p>
          </table:table-cell>
          <table:table-cell office:value-type="float" office:value="93284" calcext:value-type="float">
            <text:p>93284</text:p>
          </table:table-cell>
          <table:table-cell office:value-type="float" office:value="13623" calcext:value-type="float">
            <text:p>13623</text:p>
          </table:table-cell>
          <table:table-cell office:value-type="float" office:value="0" calcext:value-type="float">
            <text:p>0</text:p>
          </table:table-cell>
          <table:table-cell office:value-type="float" office:value="106907" calcext:value-type="float">
            <text:p>106907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0 Feb-26 Feb</text:p>
          </table:table-cell>
          <table:table-cell office:value-type="float" office:value="97330" calcext:value-type="float">
            <text:p>97330</text:p>
          </table:table-cell>
          <table:table-cell office:value-type="float" office:value="25162" calcext:value-type="float">
            <text:p>25162</text:p>
          </table:table-cell>
          <table:table-cell office:value-type="float" office:value="0" calcext:value-type="float">
            <text:p>0</text:p>
          </table:table-cell>
          <table:table-cell office:value-type="float" office:value="122492" calcext:value-type="float">
            <text:p>122492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 Feb-05 Mar</text:p>
          </table:table-cell>
          <table:table-cell office:value-type="float" office:value="51599" calcext:value-type="float">
            <text:p>51599</text:p>
          </table:table-cell>
          <table:table-cell office:value-type="float" office:value="22042" calcext:value-type="float">
            <text:p>22042</text:p>
          </table:table-cell>
          <table:table-cell office:value-type="float" office:value="0" calcext:value-type="float">
            <text:p>0</text:p>
          </table:table-cell>
          <table:table-cell office:value-type="float" office:value="73641" calcext:value-type="float">
            <text:p>73641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 Mar-12 Mar</text:p>
          </table:table-cell>
          <table:table-cell office:value-type="float" office:value="135237" calcext:value-type="float">
            <text:p>135237</text:p>
          </table:table-cell>
          <table:table-cell office:value-type="float" office:value="49911" calcext:value-type="float">
            <text:p>49911</text:p>
          </table:table-cell>
          <table:table-cell office:value-type="float" office:value="0" calcext:value-type="float">
            <text:p>0</text:p>
          </table:table-cell>
          <table:table-cell office:value-type="float" office:value="185148" calcext:value-type="float">
            <text:p>185148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Mar-19 Mar</text:p>
          </table:table-cell>
          <table:table-cell office:value-type="float" office:value="156307" calcext:value-type="float">
            <text:p>156307</text:p>
          </table:table-cell>
          <table:table-cell office:value-type="float" office:value="67369" calcext:value-type="float">
            <text:p>67369</text:p>
          </table:table-cell>
          <table:table-cell office:value-type="float" office:value="0" calcext:value-type="float">
            <text:p>0</text:p>
          </table:table-cell>
          <table:table-cell office:value-type="float" office:value="223676" calcext:value-type="float">
            <text:p>223676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Mar-26 Mar</text:p>
          </table:table-cell>
          <table:table-cell office:value-type="float" office:value="163023" calcext:value-type="float">
            <text:p>163023</text:p>
          </table:table-cell>
          <table:table-cell office:value-type="float" office:value="61467" calcext:value-type="float">
            <text:p>61467</text:p>
          </table:table-cell>
          <table:table-cell office:value-type="float" office:value="0" calcext:value-type="float">
            <text:p>0</text:p>
          </table:table-cell>
          <table:table-cell office:value-type="float" office:value="224490" calcext:value-type="float">
            <text:p>224490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 Mar-02 Apr</text:p>
          </table:table-cell>
          <table:table-cell office:value-type="float" office:value="216824" calcext:value-type="float">
            <text:p>216824</text:p>
          </table:table-cell>
          <table:table-cell office:value-type="float" office:value="35247" calcext:value-type="float">
            <text:p>35247</text:p>
          </table:table-cell>
          <table:table-cell office:value-type="float" office:value="0" calcext:value-type="float">
            <text:p>0</text:p>
          </table:table-cell>
          <table:table-cell office:value-type="float" office:value="252071" calcext:value-type="float">
            <text:p>252071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 Apr-09 Apr</text:p>
          </table:table-cell>
          <table:table-cell office:value-type="float" office:value="456197" calcext:value-type="float">
            <text:p>456197</text:p>
          </table:table-cell>
          <table:table-cell office:value-type="float" office:value="70174" calcext:value-type="float">
            <text:p>70174</text:p>
          </table:table-cell>
          <table:table-cell office:value-type="float" office:value="0" calcext:value-type="float">
            <text:p>0</text:p>
          </table:table-cell>
          <table:table-cell office:value-type="float" office:value="526371" calcext:value-type="float">
            <text:p>526371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Apr-16 Apr</text:p>
          </table:table-cell>
          <table:table-cell office:value-type="float" office:value="439633" calcext:value-type="float">
            <text:p>439633</text:p>
          </table:table-cell>
          <table:table-cell office:value-type="float" office:value="93486" calcext:value-type="float">
            <text:p>93486</text:p>
          </table:table-cell>
          <table:table-cell office:value-type="float" office:value="0" calcext:value-type="float">
            <text:p>0</text:p>
          </table:table-cell>
          <table:table-cell office:value-type="float" office:value="533119" calcext:value-type="float">
            <text:p>533119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 Apr-23 Apr</text:p>
          </table:table-cell>
          <table:table-cell office:value-type="float" office:value="275082" calcext:value-type="float">
            <text:p>275082</text:p>
          </table:table-cell>
          <table:table-cell office:value-type="float" office:value="106195" calcext:value-type="float">
            <text:p>106195</text:p>
          </table:table-cell>
          <table:table-cell office:value-type="float" office:value="0" calcext:value-type="float">
            <text:p>0</text:p>
          </table:table-cell>
          <table:table-cell office:value-type="float" office:value="381277" calcext:value-type="float">
            <text:p>381277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Apr-30 Apr</text:p>
          </table:table-cell>
          <table:table-cell office:value-type="float" office:value="228428" calcext:value-type="float">
            <text:p>228428</text:p>
          </table:table-cell>
          <table:table-cell office:value-type="float" office:value="145799" calcext:value-type="float">
            <text:p>145799</text:p>
          </table:table-cell>
          <table:table-cell office:value-type="float" office:value="0" calcext:value-type="float">
            <text:p>0</text:p>
          </table:table-cell>
          <table:table-cell office:value-type="float" office:value="374227" calcext:value-type="float">
            <text:p>374227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 May-07 May</text:p>
          </table:table-cell>
          <table:table-cell office:value-type="float" office:value="362521" calcext:value-type="float">
            <text:p>362521</text:p>
          </table:table-cell>
          <table:table-cell office:value-type="float" office:value="132158" calcext:value-type="float">
            <text:p>132158</text:p>
          </table:table-cell>
          <table:table-cell office:value-type="float" office:value="0" calcext:value-type="float">
            <text:p>0</text:p>
          </table:table-cell>
          <table:table-cell office:value-type="float" office:value="494679" calcext:value-type="float">
            <text:p>494679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 May-14 May</text:p>
          </table:table-cell>
          <table:table-cell office:value-type="float" office:value="418490" calcext:value-type="float">
            <text:p>418490</text:p>
          </table:table-cell>
          <table:table-cell office:value-type="float" office:value="186178" calcext:value-type="float">
            <text:p>186178</text:p>
          </table:table-cell>
          <table:table-cell office:value-type="float" office:value="0" calcext:value-type="float">
            <text:p>0</text:p>
          </table:table-cell>
          <table:table-cell office:value-type="float" office:value="604668" calcext:value-type="float">
            <text:p>604668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 May-21 May</text:p>
          </table:table-cell>
          <table:table-cell office:value-type="float" office:value="501264" calcext:value-type="float">
            <text:p>501264</text:p>
          </table:table-cell>
          <table:table-cell office:value-type="float" office:value="123251" calcext:value-type="float">
            <text:p>123251</text:p>
          </table:table-cell>
          <table:table-cell office:value-type="float" office:value="0" calcext:value-type="float">
            <text:p>0</text:p>
          </table:table-cell>
          <table:table-cell office:value-type="float" office:value="624515" calcext:value-type="float">
            <text:p>624515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 May-28 May</text:p>
          </table:table-cell>
          <table:table-cell office:value-type="float" office:value="215784" calcext:value-type="float">
            <text:p>215784</text:p>
          </table:table-cell>
          <table:table-cell office:value-type="float" office:value="56425" calcext:value-type="float">
            <text:p>56425</text:p>
          </table:table-cell>
          <table:table-cell office:value-type="float" office:value="0" calcext:value-type="float">
            <text:p>0</text:p>
          </table:table-cell>
          <table:table-cell office:value-type="float" office:value="272209" calcext:value-type="float">
            <text:p>272209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 May-04 Jun</text:p>
          </table:table-cell>
          <table:table-cell office:value-type="float" office:value="214178" calcext:value-type="float">
            <text:p>214178</text:p>
          </table:table-cell>
          <table:table-cell office:value-type="float" office:value="80997" calcext:value-type="float">
            <text:p>80997</text:p>
          </table:table-cell>
          <table:table-cell office:value-type="float" office:value="0" calcext:value-type="float">
            <text:p>0</text:p>
          </table:table-cell>
          <table:table-cell office:value-type="float" office:value="295175" calcext:value-type="float">
            <text:p>295175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 Jun-11 Jun</text:p>
          </table:table-cell>
          <table:table-cell office:value-type="float" office:value="252950" calcext:value-type="float">
            <text:p>252950</text:p>
          </table:table-cell>
          <table:table-cell office:value-type="float" office:value="142556" calcext:value-type="float">
            <text:p>142556</text:p>
          </table:table-cell>
          <table:table-cell office:value-type="float" office:value="0" calcext:value-type="float">
            <text:p>0</text:p>
          </table:table-cell>
          <table:table-cell office:value-type="float" office:value="395506" calcext:value-type="float">
            <text:p>395506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 Jun-18 Jun</text:p>
          </table:table-cell>
          <table:table-cell office:value-type="float" office:value="294591" calcext:value-type="float">
            <text:p>294591</text:p>
          </table:table-cell>
          <table:table-cell office:value-type="float" office:value="140402" calcext:value-type="float">
            <text:p>140402</text:p>
          </table:table-cell>
          <table:table-cell office:value-type="float" office:value="0" calcext:value-type="float">
            <text:p>0</text:p>
          </table:table-cell>
          <table:table-cell office:value-type="float" office:value="434993" calcext:value-type="float">
            <text:p>434993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 Jun-25 Jun</text:p>
          </table:table-cell>
          <table:table-cell office:value-type="float" office:value="578598" calcext:value-type="float">
            <text:p>578598</text:p>
          </table:table-cell>
          <table:table-cell office:value-type="float" office:value="114269" calcext:value-type="float">
            <text:p>114269</text:p>
          </table:table-cell>
          <table:table-cell office:value-type="float" office:value="0" calcext:value-type="float">
            <text:p>0</text:p>
          </table:table-cell>
          <table:table-cell office:value-type="float" office:value="692867" calcext:value-type="float">
            <text:p>692867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 Jun-02 Jul</text:p>
          </table:table-cell>
          <table:table-cell office:value-type="float" office:value="888458" calcext:value-type="float">
            <text:p>888458</text:p>
          </table:table-cell>
          <table:table-cell office:value-type="float" office:value="201687" calcext:value-type="float">
            <text:p>201687</text:p>
          </table:table-cell>
          <table:table-cell office:value-type="float" office:value="0" calcext:value-type="float">
            <text:p>0</text:p>
          </table:table-cell>
          <table:table-cell office:value-type="float" office:value="1090145" calcext:value-type="float">
            <text:p>1090145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 Jul-09 Jul</text:p>
          </table:table-cell>
          <table:table-cell office:value-type="float" office:value="416365" calcext:value-type="float">
            <text:p>416365</text:p>
          </table:table-cell>
          <table:table-cell office:value-type="float" office:value="182365" calcext:value-type="float">
            <text:p>182365</text:p>
          </table:table-cell>
          <table:table-cell office:value-type="float" office:value="0" calcext:value-type="float">
            <text:p>0</text:p>
          </table:table-cell>
          <table:table-cell office:value-type="float" office:value="598730" calcext:value-type="float">
            <text:p>598730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 Jul-16 Jul</text:p>
          </table:table-cell>
          <table:table-cell office:value-type="float" office:value="303108" calcext:value-type="float">
            <text:p>303108</text:p>
          </table:table-cell>
          <table:table-cell office:value-type="float" office:value="138398" calcext:value-type="float">
            <text:p>138398</text:p>
          </table:table-cell>
          <table:table-cell office:value-type="float" office:value="0" calcext:value-type="float">
            <text:p>0</text:p>
          </table:table-cell>
          <table:table-cell office:value-type="float" office:value="441506" calcext:value-type="float">
            <text:p>441506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 Jul-23 Jul</text:p>
          </table:table-cell>
          <table:table-cell office:value-type="float" office:value="182191" calcext:value-type="float">
            <text:p>182191</text:p>
          </table:table-cell>
          <table:table-cell office:value-type="float" office:value="147184" calcext:value-type="float">
            <text:p>147184</text:p>
          </table:table-cell>
          <table:table-cell office:value-type="float" office:value="0" calcext:value-type="float">
            <text:p>0</text:p>
          </table:table-cell>
          <table:table-cell office:value-type="float" office:value="329375" calcext:value-type="float">
            <text:p>329375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Jul-30 Jul</text:p>
          </table:table-cell>
          <table:table-cell office:value-type="float" office:value="95349" calcext:value-type="float">
            <text:p>95349</text:p>
          </table:table-cell>
          <table:table-cell office:value-type="float" office:value="266523" calcext:value-type="float">
            <text:p>266523</text:p>
          </table:table-cell>
          <table:table-cell office:value-type="float" office:value="0" calcext:value-type="float">
            <text:p>0</text:p>
          </table:table-cell>
          <table:table-cell office:value-type="float" office:value="361872" calcext:value-type="float">
            <text:p>361872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 Jul-06 Aug</text:p>
          </table:table-cell>
          <table:table-cell office:value-type="float" office:value="269355" calcext:value-type="float">
            <text:p>269355</text:p>
          </table:table-cell>
          <table:table-cell office:value-type="float" office:value="271267" calcext:value-type="float">
            <text:p>271267</text:p>
          </table:table-cell>
          <table:table-cell office:value-type="float" office:value="0" calcext:value-type="float">
            <text:p>0</text:p>
          </table:table-cell>
          <table:table-cell office:value-type="float" office:value="540622" calcext:value-type="float">
            <text:p>540622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 Aug-13 Aug</text:p>
          </table:table-cell>
          <table:table-cell office:value-type="float" office:value="464786" calcext:value-type="float">
            <text:p>464786</text:p>
          </table:table-cell>
          <table:table-cell office:value-type="float" office:value="321864" calcext:value-type="float">
            <text:p>321864</text:p>
          </table:table-cell>
          <table:table-cell office:value-type="float" office:value="0" calcext:value-type="float">
            <text:p>0</text:p>
          </table:table-cell>
          <table:table-cell office:value-type="float" office:value="786650" calcext:value-type="float">
            <text:p>786650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 Aug-20 Aug</text:p>
          </table:table-cell>
          <table:table-cell office:value-type="float" office:value="613866" calcext:value-type="float">
            <text:p>613866</text:p>
          </table:table-cell>
          <table:table-cell office:value-type="float" office:value="261710" calcext:value-type="float">
            <text:p>261710</text:p>
          </table:table-cell>
          <table:table-cell office:value-type="float" office:value="0" calcext:value-type="float">
            <text:p>0</text:p>
          </table:table-cell>
          <table:table-cell office:value-type="float" office:value="875576" calcext:value-type="float">
            <text:p>875576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 Aug-27 Aug</text:p>
          </table:table-cell>
          <table:table-cell office:value-type="float" office:value="551156" calcext:value-type="float">
            <text:p>551156</text:p>
          </table:table-cell>
          <table:table-cell office:value-type="float" office:value="244591" calcext:value-type="float">
            <text:p>244591</text:p>
          </table:table-cell>
          <table:table-cell office:value-type="float" office:value="0" calcext:value-type="float">
            <text:p>0</text:p>
          </table:table-cell>
          <table:table-cell office:value-type="float" office:value="795747" calcext:value-type="float">
            <text:p>795747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 Aug-03 Sep</text:p>
          </table:table-cell>
          <table:table-cell office:value-type="float" office:value="609990" calcext:value-type="float">
            <text:p>609990</text:p>
          </table:table-cell>
          <table:table-cell office:value-type="float" office:value="285294" calcext:value-type="float">
            <text:p>285294</text:p>
          </table:table-cell>
          <table:table-cell office:value-type="float" office:value="0" calcext:value-type="float">
            <text:p>0</text:p>
          </table:table-cell>
          <table:table-cell office:value-type="float" office:value="895284" calcext:value-type="float">
            <text:p>895284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 Sep-10 Sep</text:p>
          </table:table-cell>
          <table:table-cell office:value-type="float" office:value="615677" calcext:value-type="float">
            <text:p>615677</text:p>
          </table:table-cell>
          <table:table-cell office:value-type="float" office:value="337341" calcext:value-type="float">
            <text:p>337341</text:p>
          </table:table-cell>
          <table:table-cell office:value-type="float" office:value="0" calcext:value-type="float">
            <text:p>0</text:p>
          </table:table-cell>
          <table:table-cell office:value-type="float" office:value="953018" calcext:value-type="float">
            <text:p>953018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 Sep-17 Sep</text:p>
          </table:table-cell>
          <table:table-cell office:value-type="float" office:value="534590" calcext:value-type="float">
            <text:p>534590</text:p>
          </table:table-cell>
          <table:table-cell office:value-type="float" office:value="364622" calcext:value-type="float">
            <text:p>364622</text:p>
          </table:table-cell>
          <table:table-cell office:value-type="float" office:value="0" calcext:value-type="float">
            <text:p>0</text:p>
          </table:table-cell>
          <table:table-cell office:value-type="float" office:value="899212" calcext:value-type="float">
            <text:p>899212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 Sep-24 Sep</text:p>
          </table:table-cell>
          <table:table-cell office:value-type="float" office:value="568982" calcext:value-type="float">
            <text:p>568982</text:p>
          </table:table-cell>
          <table:table-cell office:value-type="float" office:value="590467" calcext:value-type="float">
            <text:p>590467</text:p>
          </table:table-cell>
          <table:table-cell office:value-type="float" office:value="0" calcext:value-type="float">
            <text:p>0</text:p>
          </table:table-cell>
          <table:table-cell office:value-type="float" office:value="1159449" calcext:value-type="float">
            <text:p>1159449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 Sep-01 Oct</text:p>
          </table:table-cell>
          <table:table-cell office:value-type="float" office:value="486804" calcext:value-type="float">
            <text:p>486804</text:p>
          </table:table-cell>
          <table:table-cell office:value-type="float" office:value="639398" calcext:value-type="float">
            <text:p>639398</text:p>
          </table:table-cell>
          <table:table-cell office:value-type="float" office:value="0" calcext:value-type="float">
            <text:p>0</text:p>
          </table:table-cell>
          <table:table-cell office:value-type="float" office:value="1126202" calcext:value-type="float">
            <text:p>1126202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 Oct-08 Oct</text:p>
          </table:table-cell>
          <table:table-cell office:value-type="float" office:value="313195" calcext:value-type="float">
            <text:p>313195</text:p>
          </table:table-cell>
          <table:table-cell office:value-type="float" office:value="478828" calcext:value-type="float">
            <text:p>478828</text:p>
          </table:table-cell>
          <table:table-cell office:value-type="float" office:value="0" calcext:value-type="float">
            <text:p>0</text:p>
          </table:table-cell>
          <table:table-cell office:value-type="float" office:value="792023" calcext:value-type="float">
            <text:p>792023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 Oct-15 Oct</text:p>
          </table:table-cell>
          <table:table-cell office:value-type="float" office:value="231543" calcext:value-type="float">
            <text:p>231543</text:p>
          </table:table-cell>
          <table:table-cell office:value-type="float" office:value="354760" calcext:value-type="float">
            <text:p>354760</text:p>
          </table:table-cell>
          <table:table-cell office:value-type="float" office:value="0" calcext:value-type="float">
            <text:p>0</text:p>
          </table:table-cell>
          <table:table-cell office:value-type="float" office:value="586303" calcext:value-type="float">
            <text:p>586303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 Oct-22 Oct</text:p>
          </table:table-cell>
          <table:table-cell office:value-type="float" office:value="179026" calcext:value-type="float">
            <text:p>179026</text:p>
          </table:table-cell>
          <table:table-cell office:value-type="float" office:value="350046" calcext:value-type="float">
            <text:p>350046</text:p>
          </table:table-cell>
          <table:table-cell office:value-type="float" office:value="0" calcext:value-type="float">
            <text:p>0</text:p>
          </table:table-cell>
          <table:table-cell office:value-type="float" office:value="529072" calcext:value-type="float">
            <text:p>529072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 Oct-29 Oct</text:p>
          </table:table-cell>
          <table:table-cell office:value-type="float" office:value="145578" calcext:value-type="float">
            <text:p>145578</text:p>
          </table:table-cell>
          <table:table-cell office:value-type="float" office:value="259110" calcext:value-type="float">
            <text:p>259110</text:p>
          </table:table-cell>
          <table:table-cell office:value-type="float" office:value="0" calcext:value-type="float">
            <text:p>0</text:p>
          </table:table-cell>
          <table:table-cell office:value-type="float" office:value="404688" calcext:value-type="float">
            <text:p>404688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 Oct-05 Nov</text:p>
          </table:table-cell>
          <table:table-cell office:value-type="float" office:value="97515" calcext:value-type="float">
            <text:p>97515</text:p>
          </table:table-cell>
          <table:table-cell office:value-type="float" office:value="160601" calcext:value-type="float">
            <text:p>160601</text:p>
          </table:table-cell>
          <table:table-cell office:value-type="float" office:value="0" calcext:value-type="float">
            <text:p>0</text:p>
          </table:table-cell>
          <table:table-cell office:value-type="float" office:value="258116" calcext:value-type="float">
            <text:p>258116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6 Nov-12 Nov</text:p>
          </table:table-cell>
          <table:table-cell office:value-type="float" office:value="165203" calcext:value-type="float">
            <text:p>165203</text:p>
          </table:table-cell>
          <table:table-cell office:value-type="float" office:value="324861" calcext:value-type="float">
            <text:p>324861</text:p>
          </table:table-cell>
          <table:table-cell office:value-type="float" office:value="0" calcext:value-type="float">
            <text:p>0</text:p>
          </table:table-cell>
          <table:table-cell office:value-type="float" office:value="490064" calcext:value-type="float">
            <text:p>490064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 Nov-19 Nov</text:p>
          </table:table-cell>
          <table:table-cell office:value-type="float" office:value="224465" calcext:value-type="float">
            <text:p>224465</text:p>
          </table:table-cell>
          <table:table-cell office:value-type="float" office:value="370160" calcext:value-type="float">
            <text:p>370160</text:p>
          </table:table-cell>
          <table:table-cell office:value-type="float" office:value="0" calcext:value-type="float">
            <text:p>0</text:p>
          </table:table-cell>
          <table:table-cell office:value-type="float" office:value="594625" calcext:value-type="float">
            <text:p>594625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 Nov-26 Nov</text:p>
          </table:table-cell>
          <table:table-cell office:value-type="float" office:value="240069" calcext:value-type="float">
            <text:p>240069</text:p>
          </table:table-cell>
          <table:table-cell office:value-type="float" office:value="386477" calcext:value-type="float">
            <text:p>386477</text:p>
          </table:table-cell>
          <table:table-cell office:value-type="float" office:value="0" calcext:value-type="float">
            <text:p>0</text:p>
          </table:table-cell>
          <table:table-cell office:value-type="float" office:value="626546" calcext:value-type="float">
            <text:p>626546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 Nov-03 Dec</text:p>
          </table:table-cell>
          <table:table-cell office:value-type="float" office:value="264530" calcext:value-type="float">
            <text:p>264530</text:p>
          </table:table-cell>
          <table:table-cell office:value-type="float" office:value="456610" calcext:value-type="float">
            <text:p>456610</text:p>
          </table:table-cell>
          <table:table-cell office:value-type="float" office:value="0" calcext:value-type="float">
            <text:p>0</text:p>
          </table:table-cell>
          <table:table-cell office:value-type="float" office:value="721140" calcext:value-type="float">
            <text:p>721140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4 Dec-10 Dec</text:p>
          </table:table-cell>
          <table:table-cell office:value-type="float" office:value="353779" calcext:value-type="float">
            <text:p>353779</text:p>
          </table:table-cell>
          <table:table-cell office:value-type="float" office:value="541428" calcext:value-type="float">
            <text:p>541428</text:p>
          </table:table-cell>
          <table:table-cell office:value-type="float" office:value="0" calcext:value-type="float">
            <text:p>0</text:p>
          </table:table-cell>
          <table:table-cell office:value-type="float" office:value="895207" calcext:value-type="float">
            <text:p>895207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 Dec-17 Dec</text:p>
          </table:table-cell>
          <table:table-cell office:value-type="float" office:value="266684" calcext:value-type="float">
            <text:p>266684</text:p>
          </table:table-cell>
          <table:table-cell office:value-type="float" office:value="479297" calcext:value-type="float">
            <text:p>479297</text:p>
          </table:table-cell>
          <table:table-cell office:value-type="float" office:value="0" calcext:value-type="float">
            <text:p>0</text:p>
          </table:table-cell>
          <table:table-cell office:value-type="float" office:value="745981" calcext:value-type="float">
            <text:p>745981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 Dec-24 Dec</text:p>
          </table:table-cell>
          <table:table-cell office:value-type="float" office:value="240861" calcext:value-type="float">
            <text:p>240861</text:p>
          </table:table-cell>
          <table:table-cell office:value-type="float" office:value="501437" calcext:value-type="float">
            <text:p>501437</text:p>
          </table:table-cell>
          <table:table-cell office:value-type="float" office:value="0" calcext:value-type="float">
            <text:p>0</text:p>
          </table:table-cell>
          <table:table-cell office:value-type="float" office:value="742298" calcext:value-type="float">
            <text:p>742298</text:p>
          </table:table-cell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 Dec-31 Dec</text:p>
          </table:table-cell>
          <table:table-cell office:value-type="float" office:value="357094" calcext:value-type="float">
            <text:p>357094</text:p>
          </table:table-cell>
          <table:table-cell office:value-type="float" office:value="559358" calcext:value-type="float">
            <text:p>559358</text:p>
          </table:table-cell>
          <table:table-cell office:value-type="float" office:value="0" calcext:value-type="float">
            <text:p>0</text:p>
          </table:table-cell>
          <table:table-cell office:value-type="float" office:value="916452" calcext:value-type="float">
            <text:p>916452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1 Jan-07 Jan</text:p>
          </table:table-cell>
          <table:table-cell office:value-type="float" office:value="584214" calcext:value-type="float">
            <text:p>584214</text:p>
          </table:table-cell>
          <table:table-cell office:value-type="float" office:value="429046" calcext:value-type="float">
            <text:p>429046</text:p>
          </table:table-cell>
          <table:table-cell office:value-type="float" office:value="0" calcext:value-type="float">
            <text:p>0</text:p>
          </table:table-cell>
          <table:table-cell office:value-type="float" office:value="1013260" calcext:value-type="float">
            <text:p>1013260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 Jan-14 Jan</text:p>
          </table:table-cell>
          <table:table-cell office:value-type="float" office:value="588344" calcext:value-type="float">
            <text:p>588344</text:p>
          </table:table-cell>
          <table:table-cell office:value-type="float" office:value="295293" calcext:value-type="float">
            <text:p>295293</text:p>
          </table:table-cell>
          <table:table-cell office:value-type="float" office:value="107946" calcext:value-type="float">
            <text:p>107946</text:p>
          </table:table-cell>
          <table:table-cell office:value-type="float" office:value="991583" calcext:value-type="float">
            <text:p>99158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Jan-21 Jan</text:p>
          </table:table-cell>
          <table:table-cell office:value-type="float" office:value="405454" calcext:value-type="float">
            <text:p>405454</text:p>
          </table:table-cell>
          <table:table-cell office:value-type="float" office:value="235903" calcext:value-type="float">
            <text:p>235903</text:p>
          </table:table-cell>
          <table:table-cell office:value-type="float" office:value="92326" calcext:value-type="float">
            <text:p>92326</text:p>
          </table:table-cell>
          <table:table-cell office:value-type="float" office:value="733683" calcext:value-type="float">
            <text:p>73368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 Jan-28 Jan</text:p>
          </table:table-cell>
          <table:table-cell office:value-type="float" office:value="150086" calcext:value-type="float">
            <text:p>150086</text:p>
          </table:table-cell>
          <table:table-cell office:value-type="float" office:value="162117" calcext:value-type="float">
            <text:p>162117</text:p>
          </table:table-cell>
          <table:table-cell office:value-type="float" office:value="58578" calcext:value-type="float">
            <text:p>58578</text:p>
          </table:table-cell>
          <table:table-cell office:value-type="float" office:value="370781" calcext:value-type="float">
            <text:p>370781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 Jan-04 Feb</text:p>
          </table:table-cell>
          <table:table-cell office:value-type="float" office:value="108287" calcext:value-type="float">
            <text:p>108287</text:p>
          </table:table-cell>
          <table:table-cell office:value-type="float" office:value="239767" calcext:value-type="float">
            <text:p>239767</text:p>
          </table:table-cell>
          <table:table-cell office:value-type="float" office:value="53681" calcext:value-type="float">
            <text:p>53681</text:p>
          </table:table-cell>
          <table:table-cell office:value-type="float" office:value="401735" calcext:value-type="float">
            <text:p>401735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 Feb-11 Feb</text:p>
          </table:table-cell>
          <table:table-cell office:value-type="float" office:value="102255" calcext:value-type="float">
            <text:p>102255</text:p>
          </table:table-cell>
          <table:table-cell office:value-type="float" office:value="388401" calcext:value-type="float">
            <text:p>388401</text:p>
          </table:table-cell>
          <table:table-cell office:value-type="float" office:value="46379" calcext:value-type="float">
            <text:p>46379</text:p>
          </table:table-cell>
          <table:table-cell office:value-type="float" office:value="537035" calcext:value-type="float">
            <text:p>537035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Feb-18 Feb</text:p>
          </table:table-cell>
          <table:table-cell office:value-type="float" office:value="68093" calcext:value-type="float">
            <text:p>68093</text:p>
          </table:table-cell>
          <table:table-cell office:value-type="float" office:value="391193" calcext:value-type="float">
            <text:p>391193</text:p>
          </table:table-cell>
          <table:table-cell office:value-type="float" office:value="32602" calcext:value-type="float">
            <text:p>32602</text:p>
          </table:table-cell>
          <table:table-cell office:value-type="float" office:value="491888" calcext:value-type="float">
            <text:p>49188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 Feb-25 Feb</text:p>
          </table:table-cell>
          <table:table-cell office:value-type="float" office:value="46541" calcext:value-type="float">
            <text:p>46541</text:p>
          </table:table-cell>
          <table:table-cell office:value-type="float" office:value="306855" calcext:value-type="float">
            <text:p>306855</text:p>
          </table:table-cell>
          <table:table-cell office:value-type="float" office:value="22003" calcext:value-type="float">
            <text:p>22003</text:p>
          </table:table-cell>
          <table:table-cell office:value-type="float" office:value="375399" calcext:value-type="float">
            <text:p>375399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 Feb-04 Mar</text:p>
          </table:table-cell>
          <table:table-cell office:value-type="float" office:value="27396" calcext:value-type="float">
            <text:p>27396</text:p>
          </table:table-cell>
          <table:table-cell office:value-type="float" office:value="190535" calcext:value-type="float">
            <text:p>190535</text:p>
          </table:table-cell>
          <table:table-cell office:value-type="float" office:value="15026" calcext:value-type="float">
            <text:p>15026</text:p>
          </table:table-cell>
          <table:table-cell office:value-type="float" office:value="232957" calcext:value-type="float">
            <text:p>232957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5 Mar-11 Mar</text:p>
          </table:table-cell>
          <table:table-cell office:value-type="float" office:value="24344" calcext:value-type="float">
            <text:p>24344</text:p>
          </table:table-cell>
          <table:table-cell office:value-type="float" office:value="175520" calcext:value-type="float">
            <text:p>175520</text:p>
          </table:table-cell>
          <table:table-cell office:value-type="float" office:value="15184" calcext:value-type="float">
            <text:p>15184</text:p>
          </table:table-cell>
          <table:table-cell office:value-type="float" office:value="215048" calcext:value-type="float">
            <text:p>21504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Mar-18 Mar</text:p>
          </table:table-cell>
          <table:table-cell office:value-type="float" office:value="23773" calcext:value-type="float">
            <text:p>23773</text:p>
          </table:table-cell>
          <table:table-cell office:value-type="float" office:value="107403" calcext:value-type="float">
            <text:p>107403</text:p>
          </table:table-cell>
          <table:table-cell office:value-type="float" office:value="11507" calcext:value-type="float">
            <text:p>11507</text:p>
          </table:table-cell>
          <table:table-cell office:value-type="float" office:value="142683" calcext:value-type="float">
            <text:p>14268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 Mar-25 Mar</text:p>
          </table:table-cell>
          <table:table-cell office:value-type="float" office:value="262812" calcext:value-type="float">
            <text:p>262812</text:p>
          </table:table-cell>
          <table:table-cell office:value-type="float" office:value="147943" calcext:value-type="float">
            <text:p>147943</text:p>
          </table:table-cell>
          <table:table-cell office:value-type="float" office:value="23316" calcext:value-type="float">
            <text:p>23316</text:p>
          </table:table-cell>
          <table:table-cell office:value-type="float" office:value="434071" calcext:value-type="float">
            <text:p>434071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 Mar-01 Apr</text:p>
          </table:table-cell>
          <table:table-cell office:value-type="float" office:value="206645" calcext:value-type="float">
            <text:p>206645</text:p>
          </table:table-cell>
          <table:table-cell office:value-type="float" office:value="127722" calcext:value-type="float">
            <text:p>127722</text:p>
          </table:table-cell>
          <table:table-cell office:value-type="float" office:value="25362" calcext:value-type="float">
            <text:p>25362</text:p>
          </table:table-cell>
          <table:table-cell office:value-type="float" office:value="359729" calcext:value-type="float">
            <text:p>359729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 Apr-08 Apr</text:p>
          </table:table-cell>
          <table:table-cell office:value-type="float" office:value="34264" calcext:value-type="float">
            <text:p>34264</text:p>
          </table:table-cell>
          <table:table-cell office:value-type="float" office:value="55554" calcext:value-type="float">
            <text:p>55554</text:p>
          </table:table-cell>
          <table:table-cell office:value-type="float" office:value="19993" calcext:value-type="float">
            <text:p>19993</text:p>
          </table:table-cell>
          <table:table-cell office:value-type="float" office:value="109811" calcext:value-type="float">
            <text:p>109811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 Apr-15 Apr</text:p>
          </table:table-cell>
          <table:table-cell office:value-type="float" office:value="23180" calcext:value-type="float">
            <text:p>23180</text:p>
          </table:table-cell>
          <table:table-cell office:value-type="float" office:value="49842" calcext:value-type="float">
            <text:p>49842</text:p>
          </table:table-cell>
          <table:table-cell office:value-type="float" office:value="38863" calcext:value-type="float">
            <text:p>38863</text:p>
          </table:table-cell>
          <table:table-cell office:value-type="float" office:value="111885" calcext:value-type="float">
            <text:p>111885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Apr-22 Apr</text:p>
          </table:table-cell>
          <table:table-cell office:value-type="float" office:value="33940" calcext:value-type="float">
            <text:p>33940</text:p>
          </table:table-cell>
          <table:table-cell office:value-type="float" office:value="116388" calcext:value-type="float">
            <text:p>116388</text:p>
          </table:table-cell>
          <table:table-cell office:value-type="float" office:value="71173" calcext:value-type="float">
            <text:p>71173</text:p>
          </table:table-cell>
          <table:table-cell office:value-type="float" office:value="221501" calcext:value-type="float">
            <text:p>221501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 Apr-29 Apr</text:p>
          </table:table-cell>
          <table:table-cell office:value-type="float" office:value="47697" calcext:value-type="float">
            <text:p>47697</text:p>
          </table:table-cell>
          <table:table-cell office:value-type="float" office:value="175446" calcext:value-type="float">
            <text:p>175446</text:p>
          </table:table-cell>
          <table:table-cell office:value-type="float" office:value="124627" calcext:value-type="float">
            <text:p>124627</text:p>
          </table:table-cell>
          <table:table-cell office:value-type="float" office:value="347770" calcext:value-type="float">
            <text:p>347770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 Apr-06 May</text:p>
          </table:table-cell>
          <table:table-cell office:value-type="float" office:value="28159" calcext:value-type="float">
            <text:p>28159</text:p>
          </table:table-cell>
          <table:table-cell office:value-type="float" office:value="107745" calcext:value-type="float">
            <text:p>107745</text:p>
          </table:table-cell>
          <table:table-cell office:value-type="float" office:value="102076" calcext:value-type="float">
            <text:p>102076</text:p>
          </table:table-cell>
          <table:table-cell office:value-type="float" office:value="237980" calcext:value-type="float">
            <text:p>237980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 May-13 May</text:p>
          </table:table-cell>
          <table:table-cell office:value-type="float" office:value="18998" calcext:value-type="float">
            <text:p>18998</text:p>
          </table:table-cell>
          <table:table-cell office:value-type="float" office:value="76321" calcext:value-type="float">
            <text:p>76321</text:p>
          </table:table-cell>
          <table:table-cell office:value-type="float" office:value="89778" calcext:value-type="float">
            <text:p>89778</text:p>
          </table:table-cell>
          <table:table-cell office:value-type="float" office:value="185097" calcext:value-type="float">
            <text:p>185097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 May-20 May</text:p>
          </table:table-cell>
          <table:table-cell office:value-type="float" office:value="15673" calcext:value-type="float">
            <text:p>15673</text:p>
          </table:table-cell>
          <table:table-cell office:value-type="float" office:value="57272" calcext:value-type="float">
            <text:p>57272</text:p>
          </table:table-cell>
          <table:table-cell office:value-type="float" office:value="74399" calcext:value-type="float">
            <text:p>74399</text:p>
          </table:table-cell>
          <table:table-cell office:value-type="float" office:value="147344" calcext:value-type="float">
            <text:p>14734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May-27 May</text:p>
          </table:table-cell>
          <table:table-cell office:value-type="float" office:value="20691" calcext:value-type="float">
            <text:p>20691</text:p>
          </table:table-cell>
          <table:table-cell office:value-type="float" office:value="69223" calcext:value-type="float">
            <text:p>69223</text:p>
          </table:table-cell>
          <table:table-cell office:value-type="float" office:value="76390" calcext:value-type="float">
            <text:p>76390</text:p>
          </table:table-cell>
          <table:table-cell office:value-type="float" office:value="166304" calcext:value-type="float">
            <text:p>16630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 May-03 Jun</text:p>
          </table:table-cell>
          <table:table-cell office:value-type="float" office:value="17844" calcext:value-type="float">
            <text:p>17844</text:p>
          </table:table-cell>
          <table:table-cell office:value-type="float" office:value="60572" calcext:value-type="float">
            <text:p>60572</text:p>
          </table:table-cell>
          <table:table-cell office:value-type="float" office:value="74542" calcext:value-type="float">
            <text:p>74542</text:p>
          </table:table-cell>
          <table:table-cell office:value-type="float" office:value="152958" calcext:value-type="float">
            <text:p>15295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 Jun-10 Jun</text:p>
          </table:table-cell>
          <table:table-cell office:value-type="float" office:value="17742" calcext:value-type="float">
            <text:p>17742</text:p>
          </table:table-cell>
          <table:table-cell office:value-type="float" office:value="54819" calcext:value-type="float">
            <text:p>54819</text:p>
          </table:table-cell>
          <table:table-cell office:value-type="float" office:value="87644" calcext:value-type="float">
            <text:p>87644</text:p>
          </table:table-cell>
          <table:table-cell office:value-type="float" office:value="160205" calcext:value-type="float">
            <text:p>160205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 Jun-17 Jun</text:p>
          </table:table-cell>
          <table:table-cell office:value-type="float" office:value="17843" calcext:value-type="float">
            <text:p>17843</text:p>
          </table:table-cell>
          <table:table-cell office:value-type="float" office:value="47825" calcext:value-type="float">
            <text:p>47825</text:p>
          </table:table-cell>
          <table:table-cell office:value-type="float" office:value="106712" calcext:value-type="float">
            <text:p>106712</text:p>
          </table:table-cell>
          <table:table-cell office:value-type="float" office:value="172380" calcext:value-type="float">
            <text:p>172380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 Jun-24 Jun</text:p>
          </table:table-cell>
          <table:table-cell office:value-type="float" office:value="13258" calcext:value-type="float">
            <text:p>13258</text:p>
          </table:table-cell>
          <table:table-cell office:value-type="float" office:value="37798" calcext:value-type="float">
            <text:p>37798</text:p>
          </table:table-cell>
          <table:table-cell office:value-type="float" office:value="144156" calcext:value-type="float">
            <text:p>144156</text:p>
          </table:table-cell>
          <table:table-cell office:value-type="float" office:value="195212" calcext:value-type="float">
            <text:p>195212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 Jun-01 Jul</text:p>
          </table:table-cell>
          <table:table-cell office:value-type="float" office:value="11685" calcext:value-type="float">
            <text:p>11685</text:p>
          </table:table-cell>
          <table:table-cell office:value-type="float" office:value="32232" calcext:value-type="float">
            <text:p>32232</text:p>
          </table:table-cell>
          <table:table-cell office:value-type="float" office:value="139331" calcext:value-type="float">
            <text:p>139331</text:p>
          </table:table-cell>
          <table:table-cell office:value-type="float" office:value="183248" calcext:value-type="float">
            <text:p>18324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 Jul-08 Jul</text:p>
          </table:table-cell>
          <table:table-cell office:value-type="float" office:value="10889" calcext:value-type="float">
            <text:p>10889</text:p>
          </table:table-cell>
          <table:table-cell office:value-type="float" office:value="28589" calcext:value-type="float">
            <text:p>28589</text:p>
          </table:table-cell>
          <table:table-cell office:value-type="float" office:value="116595" calcext:value-type="float">
            <text:p>116595</text:p>
          </table:table-cell>
          <table:table-cell office:value-type="float" office:value="156073" calcext:value-type="float">
            <text:p>15607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 Jul-15 Jul</text:p>
          </table:table-cell>
          <table:table-cell office:value-type="float" office:value="15012" calcext:value-type="float">
            <text:p>15012</text:p>
          </table:table-cell>
          <table:table-cell office:value-type="float" office:value="36632" calcext:value-type="float">
            <text:p>36632</text:p>
          </table:table-cell>
          <table:table-cell office:value-type="float" office:value="137157" calcext:value-type="float">
            <text:p>137157</text:p>
          </table:table-cell>
          <table:table-cell office:value-type="float" office:value="188801" calcext:value-type="float">
            <text:p>188801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 Jul-22 Jul</text:p>
          </table:table-cell>
          <table:table-cell office:value-type="float" office:value="21072" calcext:value-type="float">
            <text:p>21072</text:p>
          </table:table-cell>
          <table:table-cell office:value-type="float" office:value="43898" calcext:value-type="float">
            <text:p>43898</text:p>
          </table:table-cell>
          <table:table-cell office:value-type="float" office:value="150209" calcext:value-type="float">
            <text:p>150209</text:p>
          </table:table-cell>
          <table:table-cell office:value-type="float" office:value="215179" calcext:value-type="float">
            <text:p>215179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 Jul-29 Jul</text:p>
          </table:table-cell>
          <table:table-cell office:value-type="float" office:value="21740" calcext:value-type="float">
            <text:p>21740</text:p>
          </table:table-cell>
          <table:table-cell office:value-type="float" office:value="41846" calcext:value-type="float">
            <text:p>41846</text:p>
          </table:table-cell>
          <table:table-cell office:value-type="float" office:value="138405" calcext:value-type="float">
            <text:p>138405</text:p>
          </table:table-cell>
          <table:table-cell office:value-type="float" office:value="201991" calcext:value-type="float">
            <text:p>201991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 Jul-05 Aug</text:p>
          </table:table-cell>
          <table:table-cell office:value-type="float" office:value="9689" calcext:value-type="float">
            <text:p>9689</text:p>
          </table:table-cell>
          <table:table-cell office:value-type="float" office:value="22427" calcext:value-type="float">
            <text:p>22427</text:p>
          </table:table-cell>
          <table:table-cell office:value-type="float" office:value="91369" calcext:value-type="float">
            <text:p>91369</text:p>
          </table:table-cell>
          <table:table-cell office:value-type="float" office:value="123485" calcext:value-type="float">
            <text:p>123485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 Aug-12 Aug</text:p>
          </table:table-cell>
          <table:table-cell office:value-type="float" office:value="6392" calcext:value-type="float">
            <text:p>6392</text:p>
          </table:table-cell>
          <table:table-cell office:value-type="float" office:value="16758" calcext:value-type="float">
            <text:p>16758</text:p>
          </table:table-cell>
          <table:table-cell office:value-type="float" office:value="87206" calcext:value-type="float">
            <text:p>87206</text:p>
          </table:table-cell>
          <table:table-cell office:value-type="float" office:value="110356" calcext:value-type="float">
            <text:p>110356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 Aug-19 Aug</text:p>
          </table:table-cell>
          <table:table-cell office:value-type="float" office:value="8138" calcext:value-type="float">
            <text:p>8138</text:p>
          </table:table-cell>
          <table:table-cell office:value-type="float" office:value="22757" calcext:value-type="float">
            <text:p>22757</text:p>
          </table:table-cell>
          <table:table-cell office:value-type="float" office:value="119146" calcext:value-type="float">
            <text:p>119146</text:p>
          </table:table-cell>
          <table:table-cell office:value-type="float" office:value="150041" calcext:value-type="float">
            <text:p>150041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 Aug-26 Aug</text:p>
          </table:table-cell>
          <table:table-cell office:value-type="float" office:value="14009" calcext:value-type="float">
            <text:p>14009</text:p>
          </table:table-cell>
          <table:table-cell office:value-type="float" office:value="34670" calcext:value-type="float">
            <text:p>34670</text:p>
          </table:table-cell>
          <table:table-cell office:value-type="float" office:value="171358" calcext:value-type="float">
            <text:p>171358</text:p>
          </table:table-cell>
          <table:table-cell office:value-type="float" office:value="220037" calcext:value-type="float">
            <text:p>220037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 Aug-02 Sep</text:p>
          </table:table-cell>
          <table:table-cell office:value-type="float" office:value="14290" calcext:value-type="float">
            <text:p>14290</text:p>
          </table:table-cell>
          <table:table-cell office:value-type="float" office:value="33594" calcext:value-type="float">
            <text:p>33594</text:p>
          </table:table-cell>
          <table:table-cell office:value-type="float" office:value="167900" calcext:value-type="float">
            <text:p>167900</text:p>
          </table:table-cell>
          <table:table-cell office:value-type="float" office:value="215784" calcext:value-type="float">
            <text:p>21578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 Sep-09 Sep</text:p>
          </table:table-cell>
          <table:table-cell office:value-type="float" office:value="10490" calcext:value-type="float">
            <text:p>10490</text:p>
          </table:table-cell>
          <table:table-cell office:value-type="float" office:value="28406" calcext:value-type="float">
            <text:p>28406</text:p>
          </table:table-cell>
          <table:table-cell office:value-type="float" office:value="140047" calcext:value-type="float">
            <text:p>140047</text:p>
          </table:table-cell>
          <table:table-cell office:value-type="float" office:value="178943" calcext:value-type="float">
            <text:p>17894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 Sep-16 Sep</text:p>
          </table:table-cell>
          <table:table-cell office:value-type="float" office:value="10076" calcext:value-type="float">
            <text:p>10076</text:p>
          </table:table-cell>
          <table:table-cell office:value-type="float" office:value="34899" calcext:value-type="float">
            <text:p>34899</text:p>
          </table:table-cell>
          <table:table-cell office:value-type="float" office:value="135515" calcext:value-type="float">
            <text:p>135515</text:p>
          </table:table-cell>
          <table:table-cell office:value-type="float" office:value="180490" calcext:value-type="float">
            <text:p>180490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 Sep-23 Sep</text:p>
          </table:table-cell>
          <table:table-cell office:value-type="float" office:value="8600" calcext:value-type="float">
            <text:p>8600</text:p>
          </table:table-cell>
          <table:table-cell office:value-type="float" office:value="25820" calcext:value-type="float">
            <text:p>25820</text:p>
          </table:table-cell>
          <table:table-cell office:value-type="float" office:value="99858" calcext:value-type="float">
            <text:p>99858</text:p>
          </table:table-cell>
          <table:table-cell office:value-type="float" office:value="134278" calcext:value-type="float">
            <text:p>13427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Sep-30 Sep</text:p>
          </table:table-cell>
          <table:table-cell office:value-type="float" office:value="7512" calcext:value-type="float">
            <text:p>7512</text:p>
          </table:table-cell>
          <table:table-cell office:value-type="float" office:value="24349" calcext:value-type="float">
            <text:p>24349</text:p>
          </table:table-cell>
          <table:table-cell office:value-type="float" office:value="77423" calcext:value-type="float">
            <text:p>77423</text:p>
          </table:table-cell>
          <table:table-cell office:value-type="float" office:value="109284" calcext:value-type="float">
            <text:p>10928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 Oct-07 Oct</text:p>
          </table:table-cell>
          <table:table-cell office:value-type="float" office:value="2048" calcext:value-type="float">
            <text:p>2048</text:p>
          </table:table-cell>
          <table:table-cell office:value-type="float" office:value="9514" calcext:value-type="float">
            <text:p>9514</text:p>
          </table:table-cell>
          <table:table-cell office:value-type="float" office:value="33541" calcext:value-type="float">
            <text:p>33541</text:p>
          </table:table-cell>
          <table:table-cell office:value-type="float" office:value="45103" calcext:value-type="float">
            <text:p>4510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 Oct-14 Oct</text:p>
          </table:table-cell>
          <table:table-cell office:value-type="float" office:value="1975" calcext:value-type="float">
            <text:p>1975</text:p>
          </table:table-cell>
          <table:table-cell office:value-type="float" office:value="6830" calcext:value-type="float">
            <text:p>6830</text:p>
          </table:table-cell>
          <table:table-cell office:value-type="float" office:value="21833" calcext:value-type="float">
            <text:p>21833</text:p>
          </table:table-cell>
          <table:table-cell office:value-type="float" office:value="30638" calcext:value-type="float">
            <text:p>3063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 Oct-21 Oct</text:p>
          </table:table-cell>
          <table:table-cell office:value-type="float" office:value="638" calcext:value-type="float">
            <text:p>638</text:p>
          </table:table-cell>
          <table:table-cell office:value-type="float" office:value="1828" calcext:value-type="float">
            <text:p>1828</text:p>
          </table:table-cell>
          <table:table-cell office:value-type="float" office:value="7267" calcext:value-type="float">
            <text:p>7267</text:p>
          </table:table-cell>
          <table:table-cell office:value-type="float" office:value="9733" calcext:value-type="float">
            <text:p>973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 Oct-28 Oct</text:p>
          </table:table-cell>
          <table:table-cell office:value-type="float" office:value="181" calcext:value-type="float">
            <text:p>181</text:p>
          </table:table-cell>
          <table:table-cell office:value-type="float" office:value="379" calcext:value-type="float">
            <text:p>379</text:p>
          </table:table-cell>
          <table:table-cell office:value-type="float" office:value="1478" calcext:value-type="float">
            <text:p>1478</text:p>
          </table:table-cell>
          <table:table-cell office:value-type="float" office:value="2038" calcext:value-type="float">
            <text:p>203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 Oct-04 Nov</text:p>
          </table:table-cell>
          <table:table-cell office:value-type="float" office:value="563" calcext:value-type="float">
            <text:p>563</text:p>
          </table:table-cell>
          <table:table-cell office:value-type="float" office:value="1537" calcext:value-type="float">
            <text:p>1537</text:p>
          </table:table-cell>
          <table:table-cell office:value-type="float" office:value="4013" calcext:value-type="float">
            <text:p>4013</text:p>
          </table:table-cell>
          <table:table-cell office:value-type="float" office:value="6113" calcext:value-type="float">
            <text:p>6113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5 Nov-11 Nov</text:p>
          </table:table-cell>
          <table:table-cell office:value-type="float" office:value="665" calcext:value-type="float">
            <text:p>665</text:p>
          </table:table-cell>
          <table:table-cell office:value-type="float" office:value="2014" calcext:value-type="float">
            <text:p>2014</text:p>
          </table:table-cell>
          <table:table-cell office:value-type="float" office:value="5907" calcext:value-type="float">
            <text:p>5907</text:p>
          </table:table-cell>
          <table:table-cell office:value-type="float" office:value="8586" calcext:value-type="float">
            <text:p>8586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 Nov-18 Nov</text:p>
          </table:table-cell>
          <table:table-cell office:value-type="float" office:value="626" calcext:value-type="float">
            <text:p>626</text:p>
          </table:table-cell>
          <table:table-cell office:value-type="float" office:value="1901" calcext:value-type="float">
            <text:p>1901</text:p>
          </table:table-cell>
          <table:table-cell office:value-type="float" office:value="4447" calcext:value-type="float">
            <text:p>4447</text:p>
          </table:table-cell>
          <table:table-cell office:value-type="float" office:value="6974" calcext:value-type="float">
            <text:p>697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 Nov-25 Nov</text:p>
          </table:table-cell>
          <table:table-cell office:value-type="float" office:value="400" calcext:value-type="float">
            <text:p>400</text:p>
          </table:table-cell>
          <table:table-cell office:value-type="float" office:value="967" calcext:value-type="float">
            <text:p>967</text:p>
          </table:table-cell>
          <table:table-cell office:value-type="float" office:value="2577" calcext:value-type="float">
            <text:p>2577</text:p>
          </table:table-cell>
          <table:table-cell office:value-type="float" office:value="3944" calcext:value-type="float">
            <text:p>394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 Nov-02 Dec</text:p>
          </table:table-cell>
          <table:table-cell office:value-type="float" office:value="525" calcext:value-type="float">
            <text:p>525</text:p>
          </table:table-cell>
          <table:table-cell office:value-type="float" office:value="1296" calcext:value-type="float">
            <text:p>1296</text:p>
          </table:table-cell>
          <table:table-cell office:value-type="float" office:value="3683" calcext:value-type="float">
            <text:p>3683</text:p>
          </table:table-cell>
          <table:table-cell office:value-type="float" office:value="5504" calcext:value-type="float">
            <text:p>550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 Dec-09 Dec</text:p>
          </table:table-cell>
          <table:table-cell office:value-type="float" office:value="409" calcext:value-type="float">
            <text:p>409</text:p>
          </table:table-cell>
          <table:table-cell office:value-type="float" office:value="1260" calcext:value-type="float">
            <text:p>1260</text:p>
          </table:table-cell>
          <table:table-cell office:value-type="float" office:value="3713" calcext:value-type="float">
            <text:p>3713</text:p>
          </table:table-cell>
          <table:table-cell office:value-type="float" office:value="5382" calcext:value-type="float">
            <text:p>5382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 Dec-16 Dec</text:p>
          </table:table-cell>
          <table:table-cell office:value-type="float" office:value="328" calcext:value-type="float">
            <text:p>328</text:p>
          </table:table-cell>
          <table:table-cell office:value-type="float" office:value="874" calcext:value-type="float">
            <text:p>874</text:p>
          </table:table-cell>
          <table:table-cell office:value-type="float" office:value="1877" calcext:value-type="float">
            <text:p>1877</text:p>
          </table:table-cell>
          <table:table-cell office:value-type="float" office:value="3079" calcext:value-type="float">
            <text:p>3079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 Dec-23 Dec</text:p>
          </table:table-cell>
          <table:table-cell office:value-type="float" office:value="412" calcext:value-type="float">
            <text:p>412</text:p>
          </table:table-cell>
          <table:table-cell office:value-type="float" office:value="874" calcext:value-type="float">
            <text:p>874</text:p>
          </table:table-cell>
          <table:table-cell office:value-type="float" office:value="3868" calcext:value-type="float">
            <text:p>3868</text:p>
          </table:table-cell>
          <table:table-cell office:value-type="float" office:value="5154" calcext:value-type="float">
            <text:p>5154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Dec-30 Dec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7613" calcext:value-type="float">
            <text:p>7613</text:p>
          </table:table-cell>
          <table:table-cell office:value-type="float" office:value="9316" calcext:value-type="float">
            <text:p>9316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1 Dec-06 Jan</text:p>
          </table:table-cell>
          <table:table-cell office:value-type="float" office:value="791" calcext:value-type="float">
            <text:p>791</text:p>
          </table:table-cell>
          <table:table-cell office:value-type="float" office:value="730" calcext:value-type="float">
            <text:p>730</text:p>
          </table:table-cell>
          <table:table-cell office:value-type="float" office:value="4571" calcext:value-type="float">
            <text:p>4571</text:p>
          </table:table-cell>
          <table:table-cell office:value-type="float" office:value="6092" calcext:value-type="float">
            <text:p>609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 Jan-13 Jan</text:p>
          </table:table-cell>
          <table:table-cell office:value-type="float" office:value="628" calcext:value-type="float">
            <text:p>628</text:p>
          </table:table-cell>
          <table:table-cell office:value-type="float" office:value="653" calcext:value-type="float">
            <text:p>653</text:p>
          </table:table-cell>
          <table:table-cell office:value-type="float" office:value="3086" calcext:value-type="float">
            <text:p>3086</text:p>
          </table:table-cell>
          <table:table-cell office:value-type="float" office:value="4367" calcext:value-type="float">
            <text:p>4367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Jan-20 Jan</text:p>
          </table:table-cell>
          <table:table-cell office:value-type="float" office:value="554" calcext:value-type="float">
            <text:p>554</text:p>
          </table:table-cell>
          <table:table-cell office:value-type="float" office:value="821" calcext:value-type="float">
            <text:p>821</text:p>
          </table:table-cell>
          <table:table-cell office:value-type="float" office:value="2796" calcext:value-type="float">
            <text:p>2796</text:p>
          </table:table-cell>
          <table:table-cell office:value-type="float" office:value="4171" calcext:value-type="float">
            <text:p>4171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 Jan-27 Jan</text:p>
          </table:table-cell>
          <table:table-cell office:value-type="float" office:value="616" calcext:value-type="float">
            <text:p>616</text:p>
          </table:table-cell>
          <table:table-cell office:value-type="float" office:value="1108" calcext:value-type="float">
            <text:p>1108</text:p>
          </table:table-cell>
          <table:table-cell office:value-type="float" office:value="4607" calcext:value-type="float">
            <text:p>4607</text:p>
          </table:table-cell>
          <table:table-cell office:value-type="float" office:value="6331" calcext:value-type="float">
            <text:p>6331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 Jan-03 Feb</text:p>
          </table:table-cell>
          <table:table-cell office:value-type="float" office:value="431" calcext:value-type="float">
            <text:p>431</text:p>
          </table:table-cell>
          <table:table-cell office:value-type="float" office:value="965" calcext:value-type="float">
            <text:p>965</text:p>
          </table:table-cell>
          <table:table-cell office:value-type="float" office:value="2847" calcext:value-type="float">
            <text:p>2847</text:p>
          </table:table-cell>
          <table:table-cell office:value-type="float" office:value="4243" calcext:value-type="float">
            <text:p>4243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 Feb-10 Feb</text:p>
          </table:table-cell>
          <table:table-cell office:value-type="float" office:value="357" calcext:value-type="float">
            <text:p>357</text:p>
          </table:table-cell>
          <table:table-cell office:value-type="float" office:value="932" calcext:value-type="float">
            <text:p>932</text:p>
          </table:table-cell>
          <table:table-cell office:value-type="float" office:value="2249" calcext:value-type="float">
            <text:p>2249</text:p>
          </table:table-cell>
          <table:table-cell office:value-type="float" office:value="3538" calcext:value-type="float">
            <text:p>3538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 Feb-17 Feb</text:p>
          </table:table-cell>
          <table:table-cell office:value-type="float" office:value="251" calcext:value-type="float">
            <text:p>251</text:p>
          </table:table-cell>
          <table:table-cell office:value-type="float" office:value="434" calcext:value-type="float">
            <text:p>434</text:p>
          </table:table-cell>
          <table:table-cell office:value-type="float" office:value="740" calcext:value-type="float">
            <text:p>740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 Feb-24 Feb</text:p>
          </table:table-cell>
          <table:table-cell office:value-type="float" office:value="225" calcext:value-type="float">
            <text:p>225</text:p>
          </table:table-cell>
          <table:table-cell office:value-type="float" office:value="379" calcext:value-type="float">
            <text:p>379</text:p>
          </table:table-cell>
          <table:table-cell office:value-type="float" office:value="789" calcext:value-type="float">
            <text:p>7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 Feb-03 Mar</text:p>
          </table:table-cell>
          <table:table-cell office:value-type="float" office:value="221" calcext:value-type="float">
            <text:p>221</text:p>
          </table:table-cell>
          <table:table-cell office:value-type="float" office:value="329" calcext:value-type="float">
            <text:p>329</text:p>
          </table:table-cell>
          <table:table-cell office:value-type="float" office:value="722" calcext:value-type="float">
            <text:p>722</text:p>
          </table:table-cell>
          <table:table-cell office:value-type="float" office:value="1272" calcext:value-type="float">
            <text:p>127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 Mar-10 Mar</text:p>
          </table:table-cell>
          <table:table-cell office:value-type="float" office:value="116" calcext:value-type="float">
            <text:p>116</text:p>
          </table:table-cell>
          <table:table-cell office:value-type="float" office:value="259" calcext:value-type="float">
            <text:p>259</text:p>
          </table:table-cell>
          <table:table-cell office:value-type="float" office:value="574" calcext:value-type="float">
            <text:p>574</text:p>
          </table:table-cell>
          <table:table-cell office:value-type="float" office:value="949" calcext:value-type="float">
            <text:p>949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Mar-17 Mar</text:p>
          </table:table-cell>
          <table:table-cell office:value-type="float" office:value="184" calcext:value-type="float">
            <text:p>184</text:p>
          </table:table-cell>
          <table:table-cell office:value-type="float" office:value="299" calcext:value-type="float">
            <text:p>299</text:p>
          </table:table-cell>
          <table:table-cell office:value-type="float" office:value="394" calcext:value-type="float">
            <text:p>394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 Mar-24 Mar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 Mar-31 Mar</text:p>
          </table:table-cell>
          <table:table-cell office:value-type="float" office:value="192" calcext:value-type="float">
            <text:p>192</text:p>
          </table:table-cell>
          <table:table-cell office:value-type="float" office:value="291" calcext:value-type="float">
            <text:p>291</text:p>
          </table:table-cell>
          <table:table-cell office:value-type="float" office:value="449" calcext:value-type="float">
            <text:p>449</text:p>
          </table:table-cell>
          <table:table-cell office:value-type="float" office:value="932" calcext:value-type="float">
            <text:p>93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 Apr-07 Apr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489" calcext:value-type="float">
            <text:p>489</text:p>
          </table:table-cell>
          <table:table-cell office:value-type="float" office:value="921" calcext:value-type="float">
            <text:p>921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 Apr-14 Apr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Apr-21 Apr</text:p>
          </table:table-cell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 Apr-28 Apr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208" calcext:value-type="float">
            <text:p>208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 Apr-05 May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 May-12 May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 May-19 May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May-26 May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 May-02 Jun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 Jun-09 Jun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 Jun-16 Jun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 Jun-23 Jun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Jun-30 Jun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 Jul-07 Jul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 Jul-14 Ju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 Jul-21 Ju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 Jul-28 Ju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 Jul-04 Au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 Aug-11 Aug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Aug-18 Aug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 Aug-25 Aug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 Aug-01 Sep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 Sep-08 Sep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 Sep-15 Se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Sep-22 Se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 Sep-29 Sep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 Sep-06 Oc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 Oct-13 Oct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 Oct-20 Oc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 Oct-27 O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 Oct-03 Nov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4 Nov-10 Nov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 Nov-17 No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 Nov-24 Nov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 Nov-01 De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 Dec-08 De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 Dec-15 De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 Dec-22 D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ec-05 J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6 Jan-12 Ja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 Jan-19 J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Jan-26 J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 Jan-02 Feb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 Feb-09 Fe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Feb-16 Fe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Feb-23 Fe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Feb-01 M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 Mar-08 Ma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 Mar-15 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 Mar-22 Ma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-29 M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ar-05 Ap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 Apr-12 Ap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Apr-19 Ap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 Apr-26 Ap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 Apr-03 M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 May-10 M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 table:number-rows-repeated="104839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ivot Table_Sheet1_1" table:style-name="ta1">
        <table:table-column table:style-name="co1" table:default-cell-style-name="Pivot_20_Table_20_Field"/>
        <table:table-column table:style-name="co1" table:default-cell-style-name="ce57"/>
        <table:table-column table:style-name="co1" table:number-columns-repeated="171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- all -</text:p>
          </table:table-cell>
          <table:table-cell table:number-columns-repeated="171"/>
        </table:table-row>
        <table:table-row table:style-name="ro2">
          <table:table-cell table:style-name="Default" table:number-columns-repeated="2"/>
          <table:table-cell table:number-columns-repeated="171"/>
        </table:table-row>
        <table:table-row table:style-name="ro2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dose1</text:p>
          </table:table-cell>
          <table:table-cell table:style-name="ce58" office:value-type="string" calcext:value-type="string">
            <text:p>dose2</text:p>
          </table:table-cell>
          <table:table-cell table:style-name="ce58" office:value-type="string" calcext:value-type="string">
            <text:p>Precaution Dose</text:p>
          </table:table-cell>
          <table:table-cell table:style-name="ce66" table:number-columns-repeated="168"/>
          <table:table-cell table:style-name="ce67"/>
        </table:table-row>
        <table:table-row table:style-name="ro2">
          <table:table-cell table:style-name="ce52" office:value-type="float" office:value="0" calcext:value-type="float">
            <text:p>0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5"/>
          <table:table-cell table:style-name="ce59"/>
          <table:table-cell table:style-name="ce64" office:value-type="float" office:value="2" calcext:value-type="float">
            <text:p>2</text:p>
          </table:table-cell>
          <table:table-cell table:style-name="ce65" table:number-columns-repeated="2"/>
          <table:table-cell table:style-name="ce59"/>
          <table:table-cell table:style-name="ce64" office:value-type="float" office:value="3" calcext:value-type="float">
            <text:p>3</text:p>
          </table:table-cell>
          <table:table-cell table:style-name="ce65" table:number-columns-repeated="2"/>
          <table:table-cell table:style-name="ce59"/>
          <table:table-cell table:style-name="ce64" office:value-type="float" office:value="5" calcext:value-type="float">
            <text:p>5</text:p>
          </table:table-cell>
          <table:table-cell table:style-name="ce59"/>
          <table:table-cell table:style-name="ce64" office:value-type="float" office:value="6" calcext:value-type="float">
            <text:p>6</text:p>
          </table:table-cell>
          <table:table-cell table:style-name="ce65" table:number-columns-repeated="4"/>
          <table:table-cell table:style-name="ce59"/>
          <table:table-cell table:style-name="ce64" office:value-type="float" office:value="7" calcext:value-type="float">
            <text:p>7</text:p>
          </table:table-cell>
          <table:table-cell table:style-name="ce65"/>
          <table:table-cell table:style-name="ce59"/>
          <table:table-cell table:style-name="ce64" office:value-type="float" office:value="8" calcext:value-type="float">
            <text:p>8</text:p>
          </table:table-cell>
          <table:table-cell table:style-name="ce65" table:number-columns-repeated="2"/>
          <table:table-cell table:style-name="ce59"/>
          <table:table-cell table:style-name="ce60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9"/>
          <table:table-cell table:style-name="ce60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5"/>
          <table:table-cell table:style-name="ce59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9"/>
          <table:table-cell table:style-name="ce64" office:value-type="float" office:value="20" calcext:value-type="float">
            <text:p>20</text:p>
          </table:table-cell>
          <table:table-cell table:style-name="ce59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51" calcext:value-type="float">
            <text:p>251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791" calcext:value-type="float">
            <text:p>791</text:p>
          </table:table-cell>
          <table:table-cell table:style-name="ce60" office:value-type="float" office:value="851" calcext:value-type="float">
            <text:p>851</text:p>
          </table:table-cell>
          <table:table-cell table:style-name="ce60" office:value-type="float" office:value="1975" calcext:value-type="float">
            <text:p>1975</text:p>
          </table:table-cell>
          <table:table-cell table:style-name="ce60" office:value-type="float" office:value="2048" calcext:value-type="float">
            <text:p>2048</text:p>
          </table:table-cell>
          <table:table-cell table:style-name="ce60" office:value-type="float" office:value="6392" calcext:value-type="float">
            <text:p>6392</text:p>
          </table:table-cell>
          <table:table-cell table:style-name="ce60" office:value-type="float" office:value="7512" calcext:value-type="float">
            <text:p>7512</text:p>
          </table:table-cell>
          <table:table-cell table:style-name="ce60" office:value-type="float" office:value="8138" calcext:value-type="float">
            <text:p>8138</text:p>
          </table:table-cell>
          <table:table-cell table:style-name="ce60" office:value-type="float" office:value="8600" calcext:value-type="float">
            <text:p>8600</text:p>
          </table:table-cell>
          <table:table-cell table:style-name="ce60" office:value-type="float" office:value="9689" calcext:value-type="float">
            <text:p>9689</text:p>
          </table:table-cell>
          <table:table-cell table:style-name="ce60" office:value-type="float" office:value="10076" calcext:value-type="float">
            <text:p>10076</text:p>
          </table:table-cell>
          <table:table-cell table:style-name="ce60" office:value-type="float" office:value="10490" calcext:value-type="float">
            <text:p>10490</text:p>
          </table:table-cell>
          <table:table-cell table:style-name="ce60" office:value-type="float" office:value="10889" calcext:value-type="float">
            <text:p>10889</text:p>
          </table:table-cell>
          <table:table-cell table:style-name="ce60" office:value-type="float" office:value="11685" calcext:value-type="float">
            <text:p>11685</text:p>
          </table:table-cell>
          <table:table-cell table:style-name="ce60" office:value-type="float" office:value="13258" calcext:value-type="float">
            <text:p>13258</text:p>
          </table:table-cell>
          <table:table-cell table:style-name="ce60" office:value-type="float" office:value="14009" calcext:value-type="float">
            <text:p>14009</text:p>
          </table:table-cell>
          <table:table-cell table:style-name="ce60" office:value-type="float" office:value="14290" calcext:value-type="float">
            <text:p>14290</text:p>
          </table:table-cell>
          <table:table-cell table:style-name="ce60" office:value-type="float" office:value="15012" calcext:value-type="float">
            <text:p>15012</text:p>
          </table:table-cell>
          <table:table-cell table:style-name="ce60" office:value-type="float" office:value="15673" calcext:value-type="float">
            <text:p>15673</text:p>
          </table:table-cell>
          <table:table-cell table:style-name="ce60" office:value-type="float" office:value="17742" calcext:value-type="float">
            <text:p>17742</text:p>
          </table:table-cell>
          <table:table-cell table:style-name="ce60" office:value-type="float" office:value="17843" calcext:value-type="float">
            <text:p>17843</text:p>
          </table:table-cell>
          <table:table-cell table:style-name="ce60" office:value-type="float" office:value="17844" calcext:value-type="float">
            <text:p>17844</text:p>
          </table:table-cell>
          <table:table-cell table:style-name="ce60" office:value-type="float" office:value="18872" calcext:value-type="float">
            <text:p>18872</text:p>
          </table:table-cell>
          <table:table-cell table:style-name="ce60" office:value-type="float" office:value="18998" calcext:value-type="float">
            <text:p>18998</text:p>
          </table:table-cell>
          <table:table-cell table:style-name="ce60" office:value-type="float" office:value="20691" calcext:value-type="float">
            <text:p>20691</text:p>
          </table:table-cell>
          <table:table-cell table:style-name="ce60" office:value-type="float" office:value="21072" calcext:value-type="float">
            <text:p>21072</text:p>
          </table:table-cell>
          <table:table-cell table:style-name="ce60" office:value-type="float" office:value="21740" calcext:value-type="float">
            <text:p>21740</text:p>
          </table:table-cell>
          <table:table-cell table:style-name="ce60" office:value-type="float" office:value="23180" calcext:value-type="float">
            <text:p>23180</text:p>
          </table:table-cell>
          <table:table-cell table:style-name="ce60" office:value-type="float" office:value="23773" calcext:value-type="float">
            <text:p>23773</text:p>
          </table:table-cell>
          <table:table-cell table:style-name="ce60" office:value-type="float" office:value="24344" calcext:value-type="float">
            <text:p>24344</text:p>
          </table:table-cell>
          <table:table-cell table:style-name="ce60" office:value-type="float" office:value="27396" calcext:value-type="float">
            <text:p>27396</text:p>
          </table:table-cell>
          <table:table-cell table:style-name="ce60" office:value-type="float" office:value="28159" calcext:value-type="float">
            <text:p>28159</text:p>
          </table:table-cell>
          <table:table-cell table:style-name="ce60" office:value-type="float" office:value="29145" calcext:value-type="float">
            <text:p>29145</text:p>
          </table:table-cell>
          <table:table-cell table:style-name="ce60" office:value-type="float" office:value="33940" calcext:value-type="float">
            <text:p>33940</text:p>
          </table:table-cell>
          <table:table-cell table:style-name="ce60" office:value-type="float" office:value="34264" calcext:value-type="float">
            <text:p>34264</text:p>
          </table:table-cell>
          <table:table-cell table:style-name="ce60" office:value-type="float" office:value="46541" calcext:value-type="float">
            <text:p>46541</text:p>
          </table:table-cell>
          <table:table-cell table:style-name="ce60" office:value-type="float" office:value="47697" calcext:value-type="float">
            <text:p>47697</text:p>
          </table:table-cell>
          <table:table-cell table:style-name="ce60" office:value-type="float" office:value="51599" calcext:value-type="float">
            <text:p>51599</text:p>
          </table:table-cell>
          <table:table-cell table:style-name="ce60" office:value-type="float" office:value="51966" calcext:value-type="float">
            <text:p>51966</text:p>
          </table:table-cell>
          <table:table-cell table:style-name="ce60" office:value-type="float" office:value="68093" calcext:value-type="float">
            <text:p>68093</text:p>
          </table:table-cell>
          <table:table-cell table:style-name="ce60" office:value-type="float" office:value="77368" calcext:value-type="float">
            <text:p>77368</text:p>
          </table:table-cell>
          <table:table-cell table:style-name="ce60" office:value-type="float" office:value="93284" calcext:value-type="float">
            <text:p>93284</text:p>
          </table:table-cell>
          <table:table-cell table:style-name="ce60" office:value-type="float" office:value="95349" calcext:value-type="float">
            <text:p>95349</text:p>
          </table:table-cell>
          <table:table-cell table:style-name="ce60" office:value-type="float" office:value="97330" calcext:value-type="float">
            <text:p>97330</text:p>
          </table:table-cell>
          <table:table-cell table:style-name="ce60" office:value-type="float" office:value="97515" calcext:value-type="float">
            <text:p>97515</text:p>
          </table:table-cell>
          <table:table-cell table:style-name="ce60" office:value-type="float" office:value="102255" calcext:value-type="float">
            <text:p>102255</text:p>
          </table:table-cell>
          <table:table-cell table:style-name="ce60" office:value-type="float" office:value="108287" calcext:value-type="float">
            <text:p>108287</text:p>
          </table:table-cell>
          <table:table-cell table:style-name="ce60" office:value-type="float" office:value="135237" calcext:value-type="float">
            <text:p>135237</text:p>
          </table:table-cell>
          <table:table-cell table:style-name="ce60" office:value-type="float" office:value="145578" calcext:value-type="float">
            <text:p>145578</text:p>
          </table:table-cell>
          <table:table-cell table:style-name="ce60" office:value-type="float" office:value="150086" calcext:value-type="float">
            <text:p>150086</text:p>
          </table:table-cell>
          <table:table-cell table:style-name="ce60" office:value-type="float" office:value="156307" calcext:value-type="float">
            <text:p>156307</text:p>
          </table:table-cell>
          <table:table-cell table:style-name="ce60" office:value-type="float" office:value="163023" calcext:value-type="float">
            <text:p>163023</text:p>
          </table:table-cell>
          <table:table-cell table:style-name="ce60" office:value-type="float" office:value="165203" calcext:value-type="float">
            <text:p>165203</text:p>
          </table:table-cell>
          <table:table-cell table:style-name="ce60" office:value-type="float" office:value="179026" calcext:value-type="float">
            <text:p>179026</text:p>
          </table:table-cell>
          <table:table-cell table:style-name="ce60" office:value-type="float" office:value="182191" calcext:value-type="float">
            <text:p>182191</text:p>
          </table:table-cell>
          <table:table-cell table:style-name="ce60" office:value-type="float" office:value="206645" calcext:value-type="float">
            <text:p>206645</text:p>
          </table:table-cell>
          <table:table-cell table:style-name="ce60" office:value-type="float" office:value="214178" calcext:value-type="float">
            <text:p>214178</text:p>
          </table:table-cell>
          <table:table-cell table:style-name="ce60" office:value-type="float" office:value="215784" calcext:value-type="float">
            <text:p>215784</text:p>
          </table:table-cell>
          <table:table-cell table:style-name="ce60" office:value-type="float" office:value="216824" calcext:value-type="float">
            <text:p>216824</text:p>
          </table:table-cell>
          <table:table-cell table:style-name="ce60" office:value-type="float" office:value="224465" calcext:value-type="float">
            <text:p>224465</text:p>
          </table:table-cell>
          <table:table-cell table:style-name="ce60" office:value-type="float" office:value="228428" calcext:value-type="float">
            <text:p>228428</text:p>
          </table:table-cell>
          <table:table-cell table:style-name="ce60" office:value-type="float" office:value="231543" calcext:value-type="float">
            <text:p>231543</text:p>
          </table:table-cell>
          <table:table-cell table:style-name="ce60" office:value-type="float" office:value="240069" calcext:value-type="float">
            <text:p>240069</text:p>
          </table:table-cell>
          <table:table-cell table:style-name="ce60" office:value-type="float" office:value="240861" calcext:value-type="float">
            <text:p>240861</text:p>
          </table:table-cell>
          <table:table-cell table:style-name="ce60" office:value-type="float" office:value="252950" calcext:value-type="float">
            <text:p>252950</text:p>
          </table:table-cell>
          <table:table-cell table:style-name="ce60" office:value-type="float" office:value="262812" calcext:value-type="float">
            <text:p>262812</text:p>
          </table:table-cell>
          <table:table-cell table:style-name="ce60" office:value-type="float" office:value="264530" calcext:value-type="float">
            <text:p>264530</text:p>
          </table:table-cell>
          <table:table-cell table:style-name="ce60" office:value-type="float" office:value="266684" calcext:value-type="float">
            <text:p>266684</text:p>
          </table:table-cell>
          <table:table-cell table:style-name="ce60" office:value-type="float" office:value="269355" calcext:value-type="float">
            <text:p>269355</text:p>
          </table:table-cell>
          <table:table-cell table:style-name="ce60" office:value-type="float" office:value="275082" calcext:value-type="float">
            <text:p>275082</text:p>
          </table:table-cell>
          <table:table-cell table:style-name="ce60" office:value-type="float" office:value="294591" calcext:value-type="float">
            <text:p>294591</text:p>
          </table:table-cell>
          <table:table-cell table:style-name="ce60" office:value-type="float" office:value="303108" calcext:value-type="float">
            <text:p>303108</text:p>
          </table:table-cell>
          <table:table-cell table:style-name="ce60" office:value-type="float" office:value="313195" calcext:value-type="float">
            <text:p>313195</text:p>
          </table:table-cell>
          <table:table-cell table:style-name="ce60" office:value-type="float" office:value="353779" calcext:value-type="float">
            <text:p>353779</text:p>
          </table:table-cell>
          <table:table-cell table:style-name="ce60" office:value-type="float" office:value="357094" calcext:value-type="float">
            <text:p>357094</text:p>
          </table:table-cell>
          <table:table-cell table:style-name="ce60" office:value-type="float" office:value="362521" calcext:value-type="float">
            <text:p>362521</text:p>
          </table:table-cell>
          <table:table-cell table:style-name="ce60" office:value-type="float" office:value="405454" calcext:value-type="float">
            <text:p>405454</text:p>
          </table:table-cell>
          <table:table-cell table:style-name="ce60" office:value-type="float" office:value="416365" calcext:value-type="float">
            <text:p>416365</text:p>
          </table:table-cell>
          <table:table-cell table:style-name="ce60" office:value-type="float" office:value="418490" calcext:value-type="float">
            <text:p>418490</text:p>
          </table:table-cell>
          <table:table-cell table:style-name="ce60" office:value-type="float" office:value="439633" calcext:value-type="float">
            <text:p>439633</text:p>
          </table:table-cell>
          <table:table-cell table:style-name="ce60" office:value-type="float" office:value="456197" calcext:value-type="float">
            <text:p>456197</text:p>
          </table:table-cell>
          <table:table-cell table:style-name="ce60" office:value-type="float" office:value="464786" calcext:value-type="float">
            <text:p>464786</text:p>
          </table:table-cell>
          <table:table-cell table:style-name="ce60" office:value-type="float" office:value="486804" calcext:value-type="float">
            <text:p>486804</text:p>
          </table:table-cell>
          <table:table-cell table:style-name="ce60" office:value-type="float" office:value="501264" calcext:value-type="float">
            <text:p>501264</text:p>
          </table:table-cell>
          <table:table-cell table:style-name="ce60" office:value-type="float" office:value="534590" calcext:value-type="float">
            <text:p>534590</text:p>
          </table:table-cell>
          <table:table-cell table:style-name="ce60" office:value-type="float" office:value="551156" calcext:value-type="float">
            <text:p>551156</text:p>
          </table:table-cell>
          <table:table-cell table:style-name="ce60" office:value-type="float" office:value="568982" calcext:value-type="float">
            <text:p>568982</text:p>
          </table:table-cell>
          <table:table-cell table:style-name="ce60" office:value-type="float" office:value="578598" calcext:value-type="float">
            <text:p>578598</text:p>
          </table:table-cell>
          <table:table-cell table:style-name="ce60" office:value-type="float" office:value="584214" calcext:value-type="float">
            <text:p>584214</text:p>
          </table:table-cell>
          <table:table-cell table:style-name="ce60" office:value-type="float" office:value="588344" calcext:value-type="float">
            <text:p>588344</text:p>
          </table:table-cell>
          <table:table-cell table:style-name="ce60" office:value-type="float" office:value="609990" calcext:value-type="float">
            <text:p>609990</text:p>
          </table:table-cell>
          <table:table-cell table:style-name="ce60" office:value-type="float" office:value="613866" calcext:value-type="float">
            <text:p>613866</text:p>
          </table:table-cell>
          <table:table-cell table:style-name="ce60" office:value-type="float" office:value="615677" calcext:value-type="float">
            <text:p>615677</text:p>
          </table:table-cell>
          <table:table-cell table:style-name="ce60" office:value-type="float" office:value="888458" calcext:value-type="float">
            <text:p>888458</text:p>
          </table:table-cell>
          <table:table-cell table:style-name="ce68" office:value-type="string" calcext:value-type="string">
            <text:p>Total Result</text:p>
          </table:table-cell>
        </table:table-row>
        <table:table-row table:style-name="ro2">
          <table:table-cell table:style-name="ce53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4" calcext:value-type="float">
            <text:p>4</text:p>
          </table:table-cell>
          <table:table-cell table:style-name="ce59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59"/>
          <table:table-cell table:style-name="ce64" office:value-type="float" office:value="5" calcext:value-type="float">
            <text:p>5</text:p>
          </table:table-cell>
          <table:table-cell table:style-name="ce59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0" calcext:value-type="float">
            <text:p>0</text:p>
          </table:table-cell>
          <table:table-cell table:style-name="ce64" office:value-type="float" office:value="6" calcext:value-type="float">
            <text:p>6</text:p>
          </table:table-cell>
          <table:table-cell table:style-name="ce5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56" calcext:value-type="float">
            <text:p>56</text:p>
          </table:table-cell>
          <table:table-cell table:number-columns-repeated="2" table:style-name="ce60" office:value-type="float" office:value="51" calcext:value-type="float">
            <text:p>51</text:p>
          </table:table-cell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874" calcext:value-type="float">
            <text:p>874</text:p>
          </table:table-cell>
          <table:table-cell table:style-name="ce60" office:value-type="float" office:value="932" calcext:value-type="float">
            <text:p>932</text:p>
          </table:table-cell>
          <table:table-cell table:style-name="ce60" office:value-type="float" office:value="967" calcext:value-type="float">
            <text:p>967</text:p>
          </table:table-cell>
          <table:table-cell table:style-name="ce60" office:value-type="float" office:value="1260" calcext:value-type="float">
            <text:p>1260</text:p>
          </table:table-cell>
          <table:table-cell table:style-name="ce60" office:value-type="float" office:value="874" calcext:value-type="float">
            <text:p>874</text:p>
          </table:table-cell>
          <table:table-cell table:style-name="ce60" office:value-type="float" office:value="965" calcext:value-type="float">
            <text:p>965</text:p>
          </table:table-cell>
          <table:table-cell table:style-name="ce60" office:value-type="float" office:value="1296" calcext:value-type="float">
            <text:p>1296</text:p>
          </table:table-cell>
          <table:table-cell table:style-name="ce60" office:value-type="float" office:value="821" calcext:value-type="float">
            <text:p>821</text:p>
          </table:table-cell>
          <table:table-cell table:style-name="ce60" office:value-type="float" office:value="1537" calcext:value-type="float">
            <text:p>1537</text:p>
          </table:table-cell>
          <table:table-cell table:style-name="ce60" office:value-type="float" office:value="1108" calcext:value-type="float">
            <text:p>1108</text:p>
          </table:table-cell>
          <table:table-cell table:style-name="ce60" office:value-type="float" office:value="1901" calcext:value-type="float">
            <text:p>1901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1828" calcext:value-type="float">
            <text:p>1828</text:p>
          </table:table-cell>
          <table:table-cell table:style-name="ce60" office:value-type="float" office:value="2014" calcext:value-type="float">
            <text:p>2014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852" calcext:value-type="float">
            <text:p>852</text:p>
          </table:table-cell>
          <table:table-cell table:style-name="ce60" office:value-type="float" office:value="6830" calcext:value-type="float">
            <text:p>6830</text:p>
          </table:table-cell>
          <table:table-cell table:style-name="ce60" office:value-type="float" office:value="9514" calcext:value-type="float">
            <text:p>9514</text:p>
          </table:table-cell>
          <table:table-cell table:style-name="ce60" office:value-type="float" office:value="16758" calcext:value-type="float">
            <text:p>16758</text:p>
          </table:table-cell>
          <table:table-cell table:style-name="ce60" office:value-type="float" office:value="24349" calcext:value-type="float">
            <text:p>24349</text:p>
          </table:table-cell>
          <table:table-cell table:style-name="ce60" office:value-type="float" office:value="22757" calcext:value-type="float">
            <text:p>22757</text:p>
          </table:table-cell>
          <table:table-cell table:style-name="ce60" office:value-type="float" office:value="25820" calcext:value-type="float">
            <text:p>25820</text:p>
          </table:table-cell>
          <table:table-cell table:style-name="ce60" office:value-type="float" office:value="22427" calcext:value-type="float">
            <text:p>22427</text:p>
          </table:table-cell>
          <table:table-cell table:style-name="ce60" office:value-type="float" office:value="34899" calcext:value-type="float">
            <text:p>34899</text:p>
          </table:table-cell>
          <table:table-cell table:style-name="ce60" office:value-type="float" office:value="28406" calcext:value-type="float">
            <text:p>28406</text:p>
          </table:table-cell>
          <table:table-cell table:style-name="ce60" office:value-type="float" office:value="28589" calcext:value-type="float">
            <text:p>28589</text:p>
          </table:table-cell>
          <table:table-cell table:style-name="ce60" office:value-type="float" office:value="32232" calcext:value-type="float">
            <text:p>32232</text:p>
          </table:table-cell>
          <table:table-cell table:style-name="ce60" office:value-type="float" office:value="37798" calcext:value-type="float">
            <text:p>37798</text:p>
          </table:table-cell>
          <table:table-cell table:style-name="ce60" office:value-type="float" office:value="34670" calcext:value-type="float">
            <text:p>34670</text:p>
          </table:table-cell>
          <table:table-cell table:style-name="ce60" office:value-type="float" office:value="33594" calcext:value-type="float">
            <text:p>33594</text:p>
          </table:table-cell>
          <table:table-cell table:style-name="ce60" office:value-type="float" office:value="36632" calcext:value-type="float">
            <text:p>36632</text:p>
          </table:table-cell>
          <table:table-cell table:style-name="ce60" office:value-type="float" office:value="57272" calcext:value-type="float">
            <text:p>57272</text:p>
          </table:table-cell>
          <table:table-cell table:style-name="ce60" office:value-type="float" office:value="54819" calcext:value-type="float">
            <text:p>54819</text:p>
          </table:table-cell>
          <table:table-cell table:style-name="ce60" office:value-type="float" office:value="47825" calcext:value-type="float">
            <text:p>47825</text:p>
          </table:table-cell>
          <table:table-cell table:style-name="ce60" office:value-type="float" office:value="60572" calcext:value-type="float">
            <text:p>6057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76321" calcext:value-type="float">
            <text:p>76321</text:p>
          </table:table-cell>
          <table:table-cell table:style-name="ce60" office:value-type="float" office:value="69223" calcext:value-type="float">
            <text:p>69223</text:p>
          </table:table-cell>
          <table:table-cell table:style-name="ce60" office:value-type="float" office:value="43898" calcext:value-type="float">
            <text:p>43898</text:p>
          </table:table-cell>
          <table:table-cell table:style-name="ce60" office:value-type="float" office:value="41846" calcext:value-type="float">
            <text:p>41846</text:p>
          </table:table-cell>
          <table:table-cell table:style-name="ce60" office:value-type="float" office:value="49842" calcext:value-type="float">
            <text:p>49842</text:p>
          </table:table-cell>
          <table:table-cell table:style-name="ce60" office:value-type="float" office:value="107403" calcext:value-type="float">
            <text:p>107403</text:p>
          </table:table-cell>
          <table:table-cell table:style-name="ce60" office:value-type="float" office:value="175520" calcext:value-type="float">
            <text:p>175520</text:p>
          </table:table-cell>
          <table:table-cell table:style-name="ce60" office:value-type="float" office:value="190535" calcext:value-type="float">
            <text:p>190535</text:p>
          </table:table-cell>
          <table:table-cell table:style-name="ce60" office:value-type="float" office:value="107745" calcext:value-type="float">
            <text:p>107745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16388" calcext:value-type="float">
            <text:p>116388</text:p>
          </table:table-cell>
          <table:table-cell table:style-name="ce60" office:value-type="float" office:value="55554" calcext:value-type="float">
            <text:p>55554</text:p>
          </table:table-cell>
          <table:table-cell table:style-name="ce60" office:value-type="float" office:value="306855" calcext:value-type="float">
            <text:p>306855</text:p>
          </table:table-cell>
          <table:table-cell table:style-name="ce60" office:value-type="float" office:value="175446" calcext:value-type="float">
            <text:p>175446</text:p>
          </table:table-cell>
          <table:table-cell table:style-name="ce60" office:value-type="float" office:value="22042" calcext:value-type="float">
            <text:p>2204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391193" calcext:value-type="float">
            <text:p>39119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3623" calcext:value-type="float">
            <text:p>13623</text:p>
          </table:table-cell>
          <table:table-cell table:style-name="ce60" office:value-type="float" office:value="266523" calcext:value-type="float">
            <text:p>266523</text:p>
          </table:table-cell>
          <table:table-cell table:style-name="ce60" office:value-type="float" office:value="25162" calcext:value-type="float">
            <text:p>25162</text:p>
          </table:table-cell>
          <table:table-cell table:style-name="ce60" office:value-type="float" office:value="160601" calcext:value-type="float">
            <text:p>160601</text:p>
          </table:table-cell>
          <table:table-cell table:style-name="ce60" office:value-type="float" office:value="388401" calcext:value-type="float">
            <text:p>388401</text:p>
          </table:table-cell>
          <table:table-cell table:style-name="ce60" office:value-type="float" office:value="239767" calcext:value-type="float">
            <text:p>239767</text:p>
          </table:table-cell>
          <table:table-cell table:style-name="ce60" office:value-type="float" office:value="49911" calcext:value-type="float">
            <text:p>49911</text:p>
          </table:table-cell>
          <table:table-cell table:style-name="ce60" office:value-type="float" office:value="259110" calcext:value-type="float">
            <text:p>259110</text:p>
          </table:table-cell>
          <table:table-cell table:style-name="ce60" office:value-type="float" office:value="162117" calcext:value-type="float">
            <text:p>162117</text:p>
          </table:table-cell>
          <table:table-cell table:style-name="ce60" office:value-type="float" office:value="67369" calcext:value-type="float">
            <text:p>67369</text:p>
          </table:table-cell>
          <table:table-cell table:style-name="ce60" office:value-type="float" office:value="61467" calcext:value-type="float">
            <text:p>61467</text:p>
          </table:table-cell>
          <table:table-cell table:style-name="ce60" office:value-type="float" office:value="324861" calcext:value-type="float">
            <text:p>324861</text:p>
          </table:table-cell>
          <table:table-cell table:style-name="ce60" office:value-type="float" office:value="350046" calcext:value-type="float">
            <text:p>350046</text:p>
          </table:table-cell>
          <table:table-cell table:style-name="ce60" office:value-type="float" office:value="147184" calcext:value-type="float">
            <text:p>147184</text:p>
          </table:table-cell>
          <table:table-cell table:style-name="ce60" office:value-type="float" office:value="127722" calcext:value-type="float">
            <text:p>127722</text:p>
          </table:table-cell>
          <table:table-cell table:style-name="ce60" office:value-type="float" office:value="80997" calcext:value-type="float">
            <text:p>80997</text:p>
          </table:table-cell>
          <table:table-cell table:style-name="ce60" office:value-type="float" office:value="56425" calcext:value-type="float">
            <text:p>56425</text:p>
          </table:table-cell>
          <table:table-cell table:style-name="ce60" office:value-type="float" office:value="35247" calcext:value-type="float">
            <text:p>35247</text:p>
          </table:table-cell>
          <table:table-cell table:style-name="ce60" office:value-type="float" office:value="370160" calcext:value-type="float">
            <text:p>370160</text:p>
          </table:table-cell>
          <table:table-cell table:style-name="ce60" office:value-type="float" office:value="145799" calcext:value-type="float">
            <text:p>145799</text:p>
          </table:table-cell>
          <table:table-cell table:style-name="ce60" office:value-type="float" office:value="354760" calcext:value-type="float">
            <text:p>354760</text:p>
          </table:table-cell>
          <table:table-cell table:style-name="ce60" office:value-type="float" office:value="386477" calcext:value-type="float">
            <text:p>386477</text:p>
          </table:table-cell>
          <table:table-cell table:style-name="ce60" office:value-type="float" office:value="501437" calcext:value-type="float">
            <text:p>501437</text:p>
          </table:table-cell>
          <table:table-cell table:style-name="ce60" office:value-type="float" office:value="142556" calcext:value-type="float">
            <text:p>142556</text:p>
          </table:table-cell>
          <table:table-cell table:style-name="ce60" office:value-type="float" office:value="147943" calcext:value-type="float">
            <text:p>147943</text:p>
          </table:table-cell>
          <table:table-cell table:style-name="ce60" office:value-type="float" office:value="456610" calcext:value-type="float">
            <text:p>456610</text:p>
          </table:table-cell>
          <table:table-cell table:style-name="ce60" office:value-type="float" office:value="479297" calcext:value-type="float">
            <text:p>479297</text:p>
          </table:table-cell>
          <table:table-cell table:style-name="ce60" office:value-type="float" office:value="271267" calcext:value-type="float">
            <text:p>271267</text:p>
          </table:table-cell>
          <table:table-cell table:style-name="ce60" office:value-type="float" office:value="106195" calcext:value-type="float">
            <text:p>106195</text:p>
          </table:table-cell>
          <table:table-cell table:style-name="ce60" office:value-type="float" office:value="140402" calcext:value-type="float">
            <text:p>140402</text:p>
          </table:table-cell>
          <table:table-cell table:style-name="ce60" office:value-type="float" office:value="138398" calcext:value-type="float">
            <text:p>138398</text:p>
          </table:table-cell>
          <table:table-cell table:style-name="ce60" office:value-type="float" office:value="478828" calcext:value-type="float">
            <text:p>478828</text:p>
          </table:table-cell>
          <table:table-cell table:style-name="ce60" office:value-type="float" office:value="541428" calcext:value-type="float">
            <text:p>541428</text:p>
          </table:table-cell>
          <table:table-cell table:style-name="ce60" office:value-type="float" office:value="559358" calcext:value-type="float">
            <text:p>559358</text:p>
          </table:table-cell>
          <table:table-cell table:style-name="ce60" office:value-type="float" office:value="132158" calcext:value-type="float">
            <text:p>132158</text:p>
          </table:table-cell>
          <table:table-cell table:style-name="ce60" office:value-type="float" office:value="235903" calcext:value-type="float">
            <text:p>235903</text:p>
          </table:table-cell>
          <table:table-cell table:style-name="ce60" office:value-type="float" office:value="182365" calcext:value-type="float">
            <text:p>182365</text:p>
          </table:table-cell>
          <table:table-cell table:style-name="ce60" office:value-type="float" office:value="186178" calcext:value-type="float">
            <text:p>186178</text:p>
          </table:table-cell>
          <table:table-cell table:style-name="ce60" office:value-type="float" office:value="93486" calcext:value-type="float">
            <text:p>93486</text:p>
          </table:table-cell>
          <table:table-cell table:style-name="ce60" office:value-type="float" office:value="70174" calcext:value-type="float">
            <text:p>70174</text:p>
          </table:table-cell>
          <table:table-cell table:style-name="ce60" office:value-type="float" office:value="321864" calcext:value-type="float">
            <text:p>321864</text:p>
          </table:table-cell>
          <table:table-cell table:style-name="ce60" office:value-type="float" office:value="639398" calcext:value-type="float">
            <text:p>639398</text:p>
          </table:table-cell>
          <table:table-cell table:style-name="ce60" office:value-type="float" office:value="123251" calcext:value-type="float">
            <text:p>123251</text:p>
          </table:table-cell>
          <table:table-cell table:style-name="ce60" office:value-type="float" office:value="364622" calcext:value-type="float">
            <text:p>364622</text:p>
          </table:table-cell>
          <table:table-cell table:style-name="ce60" office:value-type="float" office:value="244591" calcext:value-type="float">
            <text:p>244591</text:p>
          </table:table-cell>
          <table:table-cell table:style-name="ce60" office:value-type="float" office:value="590467" calcext:value-type="float">
            <text:p>590467</text:p>
          </table:table-cell>
          <table:table-cell table:style-name="ce60" office:value-type="float" office:value="114269" calcext:value-type="float">
            <text:p>114269</text:p>
          </table:table-cell>
          <table:table-cell table:style-name="ce60" office:value-type="float" office:value="429046" calcext:value-type="float">
            <text:p>429046</text:p>
          </table:table-cell>
          <table:table-cell table:style-name="ce60" office:value-type="float" office:value="295293" calcext:value-type="float">
            <text:p>295293</text:p>
          </table:table-cell>
          <table:table-cell table:style-name="ce60" office:value-type="float" office:value="285294" calcext:value-type="float">
            <text:p>285294</text:p>
          </table:table-cell>
          <table:table-cell table:style-name="ce60" office:value-type="float" office:value="261710" calcext:value-type="float">
            <text:p>261710</text:p>
          </table:table-cell>
          <table:table-cell table:style-name="ce60" office:value-type="float" office:value="337341" calcext:value-type="float">
            <text:p>337341</text:p>
          </table:table-cell>
          <table:table-cell table:style-name="ce60" office:value-type="float" office:value="201687" calcext:value-type="float">
            <text:p>201687</text:p>
          </table:table-cell>
          <table:table-cell table:style-name="ce69"/>
        </table:table-row>
        <table:table-row table:style-name="ro2">
          <table:table-cell table:style-name="ce5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2" table:style-name="ce61" office:value-type="float" office:value="20" calcext:value-type="float">
            <text:p>20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93" calcext:value-type="float">
            <text:p>93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148" calcext:value-type="float">
            <text:p>148</text:p>
          </table:table-cell>
          <table:table-cell table:style-name="ce61" office:value-type="float" office:value="208" calcext:value-type="float">
            <text:p>208</text:p>
          </table:table-cell>
          <table:table-cell table:style-name="ce61" office:value-type="float" office:value="574" calcext:value-type="float">
            <text:p>574</text:p>
          </table:table-cell>
          <table:table-cell table:style-name="ce61" office:value-type="float" office:value="267" calcext:value-type="float">
            <text:p>267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394" calcext:value-type="float">
            <text:p>394</text:p>
          </table:table-cell>
          <table:table-cell table:style-name="ce61" office:value-type="float" office:value="449" calcext:value-type="float">
            <text:p>449</text:p>
          </table:table-cell>
          <table:table-cell table:style-name="ce61" office:value-type="float" office:value="157" calcext:value-type="float">
            <text:p>157</text:p>
          </table:table-cell>
          <table:table-cell table:style-name="ce61" office:value-type="float" office:value="489" calcext:value-type="float">
            <text:p>489</text:p>
          </table:table-cell>
          <table:table-cell table:style-name="ce61" office:value-type="float" office:value="722" calcext:value-type="float">
            <text:p>722</text:p>
          </table:table-cell>
          <table:table-cell table:style-name="ce61" office:value-type="float" office:value="789" calcext:value-type="float">
            <text:p>789</text:p>
          </table:table-cell>
          <table:table-cell table:style-name="ce61" office:value-type="float" office:value="740" calcext:value-type="float">
            <text:p>740</text:p>
          </table:table-cell>
          <table:table-cell table:style-name="ce61" office:value-type="float" office:value="1877" calcext:value-type="float">
            <text:p>1877</text:p>
          </table:table-cell>
          <table:table-cell table:style-name="ce61" office:value-type="float" office:value="2249" calcext:value-type="float">
            <text:p>2249</text:p>
          </table:table-cell>
          <table:table-cell table:style-name="ce61" office:value-type="float" office:value="2577" calcext:value-type="float">
            <text:p>2577</text:p>
          </table:table-cell>
          <table:table-cell table:style-name="ce61" office:value-type="float" office:value="3713" calcext:value-type="float">
            <text:p>3713</text:p>
          </table:table-cell>
          <table:table-cell table:style-name="ce61" office:value-type="float" office:value="3868" calcext:value-type="float">
            <text:p>3868</text:p>
          </table:table-cell>
          <table:table-cell table:style-name="ce61" office:value-type="float" office:value="2847" calcext:value-type="float">
            <text:p>2847</text:p>
          </table:table-cell>
          <table:table-cell table:style-name="ce61" office:value-type="float" office:value="3683" calcext:value-type="float">
            <text:p>3683</text:p>
          </table:table-cell>
          <table:table-cell table:style-name="ce61" office:value-type="float" office:value="2796" calcext:value-type="float">
            <text:p>2796</text:p>
          </table:table-cell>
          <table:table-cell table:style-name="ce61" office:value-type="float" office:value="4013" calcext:value-type="float">
            <text:p>4013</text:p>
          </table:table-cell>
          <table:table-cell table:style-name="ce61" office:value-type="float" office:value="4607" calcext:value-type="float">
            <text:p>4607</text:p>
          </table:table-cell>
          <table:table-cell table:style-name="ce61" office:value-type="float" office:value="4447" calcext:value-type="float">
            <text:p>4447</text:p>
          </table:table-cell>
          <table:table-cell table:style-name="ce61" office:value-type="float" office:value="3086" calcext:value-type="float">
            <text:p>3086</text:p>
          </table:table-cell>
          <table:table-cell table:style-name="ce61" office:value-type="float" office:value="7267" calcext:value-type="float">
            <text:p>7267</text:p>
          </table:table-cell>
          <table:table-cell table:style-name="ce61" office:value-type="float" office:value="5907" calcext:value-type="float">
            <text:p>5907</text:p>
          </table:table-cell>
          <table:table-cell table:style-name="ce61" office:value-type="float" office:value="4571" calcext:value-type="float">
            <text:p>4571</text:p>
          </table:table-cell>
          <table:table-cell table:style-name="ce61" office:value-type="float" office:value="7613" calcext:value-type="float">
            <text:p>7613</text:p>
          </table:table-cell>
          <table:table-cell table:style-name="ce61" office:value-type="float" office:value="21833" calcext:value-type="float">
            <text:p>21833</text:p>
          </table:table-cell>
          <table:table-cell table:style-name="ce61" office:value-type="float" office:value="33541" calcext:value-type="float">
            <text:p>33541</text:p>
          </table:table-cell>
          <table:table-cell table:style-name="ce61" office:value-type="float" office:value="87206" calcext:value-type="float">
            <text:p>87206</text:p>
          </table:table-cell>
          <table:table-cell table:style-name="ce61" office:value-type="float" office:value="77423" calcext:value-type="float">
            <text:p>77423</text:p>
          </table:table-cell>
          <table:table-cell table:style-name="ce61" office:value-type="float" office:value="119146" calcext:value-type="float">
            <text:p>119146</text:p>
          </table:table-cell>
          <table:table-cell table:style-name="ce61" office:value-type="float" office:value="99858" calcext:value-type="float">
            <text:p>99858</text:p>
          </table:table-cell>
          <table:table-cell table:style-name="ce61" office:value-type="float" office:value="91369" calcext:value-type="float">
            <text:p>91369</text:p>
          </table:table-cell>
          <table:table-cell table:style-name="ce61" office:value-type="float" office:value="135515" calcext:value-type="float">
            <text:p>135515</text:p>
          </table:table-cell>
          <table:table-cell table:style-name="ce61" office:value-type="float" office:value="140047" calcext:value-type="float">
            <text:p>140047</text:p>
          </table:table-cell>
          <table:table-cell table:style-name="ce61" office:value-type="float" office:value="116595" calcext:value-type="float">
            <text:p>116595</text:p>
          </table:table-cell>
          <table:table-cell table:style-name="ce61" office:value-type="float" office:value="139331" calcext:value-type="float">
            <text:p>139331</text:p>
          </table:table-cell>
          <table:table-cell table:style-name="ce61" office:value-type="float" office:value="144156" calcext:value-type="float">
            <text:p>144156</text:p>
          </table:table-cell>
          <table:table-cell table:style-name="ce61" office:value-type="float" office:value="171358" calcext:value-type="float">
            <text:p>171358</text:p>
          </table:table-cell>
          <table:table-cell table:style-name="ce61" office:value-type="float" office:value="167900" calcext:value-type="float">
            <text:p>167900</text:p>
          </table:table-cell>
          <table:table-cell table:style-name="ce61" office:value-type="float" office:value="137157" calcext:value-type="float">
            <text:p>137157</text:p>
          </table:table-cell>
          <table:table-cell table:style-name="ce61" office:value-type="float" office:value="74399" calcext:value-type="float">
            <text:p>74399</text:p>
          </table:table-cell>
          <table:table-cell table:style-name="ce61" office:value-type="float" office:value="87644" calcext:value-type="float">
            <text:p>87644</text:p>
          </table:table-cell>
          <table:table-cell table:style-name="ce61" office:value-type="float" office:value="106712" calcext:value-type="float">
            <text:p>106712</text:p>
          </table:table-cell>
          <table:table-cell table:style-name="ce61" office:value-type="float" office:value="74542" calcext:value-type="float">
            <text:p>7454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89778" calcext:value-type="float">
            <text:p>89778</text:p>
          </table:table-cell>
          <table:table-cell table:style-name="ce61" office:value-type="float" office:value="76390" calcext:value-type="float">
            <text:p>76390</text:p>
          </table:table-cell>
          <table:table-cell table:style-name="ce61" office:value-type="float" office:value="150209" calcext:value-type="float">
            <text:p>150209</text:p>
          </table:table-cell>
          <table:table-cell table:style-name="ce61" office:value-type="float" office:value="138405" calcext:value-type="float">
            <text:p>138405</text:p>
          </table:table-cell>
          <table:table-cell table:style-name="ce61" office:value-type="float" office:value="38863" calcext:value-type="float">
            <text:p>38863</text:p>
          </table:table-cell>
          <table:table-cell table:style-name="ce61" office:value-type="float" office:value="11507" calcext:value-type="float">
            <text:p>11507</text:p>
          </table:table-cell>
          <table:table-cell table:style-name="ce61" office:value-type="float" office:value="15184" calcext:value-type="float">
            <text:p>15184</text:p>
          </table:table-cell>
          <table:table-cell table:style-name="ce61" office:value-type="float" office:value="15026" calcext:value-type="float">
            <text:p>15026</text:p>
          </table:table-cell>
          <table:table-cell table:style-name="ce61" office:value-type="float" office:value="102076" calcext:value-type="float">
            <text:p>102076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71173" calcext:value-type="float">
            <text:p>71173</text:p>
          </table:table-cell>
          <table:table-cell table:style-name="ce61" office:value-type="float" office:value="19993" calcext:value-type="float">
            <text:p>19993</text:p>
          </table:table-cell>
          <table:table-cell table:style-name="ce61" office:value-type="float" office:value="22003" calcext:value-type="float">
            <text:p>22003</text:p>
          </table:table-cell>
          <table:table-cell table:style-name="ce61" office:value-type="float" office:value="124627" calcext:value-type="float">
            <text:p>124627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32602" calcext:value-type="float">
            <text:p>32602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46379" calcext:value-type="float">
            <text:p>46379</text:p>
          </table:table-cell>
          <table:table-cell table:style-name="ce61" office:value-type="float" office:value="53681" calcext:value-type="float">
            <text:p>5368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58578" calcext:value-type="float">
            <text:p>58578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25362" calcext:value-type="float">
            <text:p>25362</text:p>
          </table:table-cell>
          <table:table-cell table:number-columns-repeated="9" table:style-name="ce61" office:value-type="float" office:value="0" calcext:value-type="float">
            <text:p>0</text:p>
          </table:table-cell>
          <table:table-cell table:style-name="ce61" office:value-type="float" office:value="23316" calcext:value-type="float">
            <text:p>23316</text:p>
          </table:table-cell>
          <table:table-cell table:number-columns-repeated="10" table:style-name="ce61" office:value-type="float" office:value="0" calcext:value-type="float">
            <text:p>0</text:p>
          </table:table-cell>
          <table:table-cell table:style-name="ce61" office:value-type="float" office:value="92326" calcext:value-type="float">
            <text:p>92326</text:p>
          </table:table-cell>
          <table:table-cell table:number-columns-repeated="12" table:style-name="ce61" office:value-type="float" office:value="0" calcext:value-type="float">
            <text:p>0</text:p>
          </table:table-cell>
          <table:table-cell table:style-name="ce61" office:value-type="float" office:value="107946" calcext:value-type="float">
            <text:p>107946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9"/>
        </table:table-row>
        <table:table-row table:style-name="ro2">
          <table:table-cell table:style-name="ce55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116" calcext:value-type="float">
            <text:p>116</text:p>
          </table:table-cell>
          <table:table-cell table:style-name="ce62" office:value-type="float" office:value="96" calcext:value-type="float">
            <text:p>96</text:p>
          </table:table-cell>
          <table:table-cell table:style-name="ce62" office:value-type="float" office:value="138" calcext:value-type="float">
            <text:p>138</text:p>
          </table:table-cell>
          <table:table-cell table:style-name="ce62" office:value-type="float" office:value="171" calcext:value-type="float">
            <text:p>171</text:p>
          </table:table-cell>
          <table:table-cell table:style-name="ce62" office:value-type="float" office:value="215" calcext:value-type="float">
            <text:p>215</text:p>
          </table:table-cell>
          <table:table-cell table:style-name="ce62" office:value-type="float" office:value="184" calcext:value-type="float">
            <text:p>184</text:p>
          </table:table-cell>
          <table:table-cell table:style-name="ce62" office:value-type="float" office:value="171" calcext:value-type="float">
            <text:p>171</text:p>
          </table:table-cell>
          <table:table-cell table:style-name="ce62" office:value-type="float" office:value="192" calcext:value-type="float">
            <text:p>192</text:p>
          </table:table-cell>
          <table:table-cell table:style-name="ce62" office:value-type="float" office:value="206" calcext:value-type="float">
            <text:p>206</text:p>
          </table:table-cell>
          <table:table-cell table:style-name="ce62" office:value-type="float" office:value="335" calcext:value-type="float">
            <text:p>335</text:p>
          </table:table-cell>
          <table:table-cell table:style-name="ce62" office:value-type="float" office:value="421" calcext:value-type="float">
            <text:p>421</text:p>
          </table:table-cell>
          <table:table-cell table:style-name="ce62" office:value-type="float" office:value="949" calcext:value-type="float">
            <text:p>949</text:p>
          </table:table-cell>
          <table:table-cell table:style-name="ce62" office:value-type="float" office:value="649" calcext:value-type="float">
            <text:p>649</text:p>
          </table:table-cell>
          <table:table-cell table:style-name="ce62" office:value-type="float" office:value="366" calcext:value-type="float">
            <text:p>366</text:p>
          </table:table-cell>
          <table:table-cell table:style-name="ce62" office:value-type="float" office:value="2038" calcext:value-type="float">
            <text:p>2038</text:p>
          </table:table-cell>
          <table:table-cell table:style-name="ce62" office:value-type="float" office:value="877" calcext:value-type="float">
            <text:p>877</text:p>
          </table:table-cell>
          <table:table-cell table:style-name="ce62" office:value-type="float" office:value="932" calcext:value-type="float">
            <text:p>932</text:p>
          </table:table-cell>
          <table:table-cell table:style-name="ce62" office:value-type="float" office:value="392" calcext:value-type="float">
            <text:p>392</text:p>
          </table:table-cell>
          <table:table-cell table:style-name="ce62" office:value-type="float" office:value="921" calcext:value-type="float">
            <text:p>921</text:p>
          </table:table-cell>
          <table:table-cell table:style-name="ce62" office:value-type="float" office:value="1272" calcext:value-type="float">
            <text:p>1272</text:p>
          </table:table-cell>
          <table:table-cell table:style-name="ce62" office:value-type="float" office:value="1393" calcext:value-type="float">
            <text:p>1393</text:p>
          </table:table-cell>
          <table:table-cell table:style-name="ce62" office:value-type="float" office:value="1425" calcext:value-type="float">
            <text:p>1425</text:p>
          </table:table-cell>
          <table:table-cell table:style-name="ce62" office:value-type="float" office:value="3079" calcext:value-type="float">
            <text:p>3079</text:p>
          </table:table-cell>
          <table:table-cell table:style-name="ce62" office:value-type="float" office:value="3538" calcext:value-type="float">
            <text:p>3538</text:p>
          </table:table-cell>
          <table:table-cell table:style-name="ce62" office:value-type="float" office:value="3944" calcext:value-type="float">
            <text:p>3944</text:p>
          </table:table-cell>
          <table:table-cell table:style-name="ce62" office:value-type="float" office:value="5382" calcext:value-type="float">
            <text:p>5382</text:p>
          </table:table-cell>
          <table:table-cell table:style-name="ce62" office:value-type="float" office:value="5154" calcext:value-type="float">
            <text:p>5154</text:p>
          </table:table-cell>
          <table:table-cell table:style-name="ce62" office:value-type="float" office:value="4243" calcext:value-type="float">
            <text:p>4243</text:p>
          </table:table-cell>
          <table:table-cell table:style-name="ce62" office:value-type="float" office:value="5504" calcext:value-type="float">
            <text:p>5504</text:p>
          </table:table-cell>
          <table:table-cell table:style-name="ce62" office:value-type="float" office:value="4171" calcext:value-type="float">
            <text:p>4171</text:p>
          </table:table-cell>
          <table:table-cell table:style-name="ce62" office:value-type="float" office:value="6113" calcext:value-type="float">
            <text:p>6113</text:p>
          </table:table-cell>
          <table:table-cell table:style-name="ce62" office:value-type="float" office:value="6331" calcext:value-type="float">
            <text:p>6331</text:p>
          </table:table-cell>
          <table:table-cell table:style-name="ce62" office:value-type="float" office:value="6974" calcext:value-type="float">
            <text:p>6974</text:p>
          </table:table-cell>
          <table:table-cell table:style-name="ce62" office:value-type="float" office:value="4367" calcext:value-type="float">
            <text:p>4367</text:p>
          </table:table-cell>
          <table:table-cell table:style-name="ce62" office:value-type="float" office:value="9733" calcext:value-type="float">
            <text:p>9733</text:p>
          </table:table-cell>
          <table:table-cell table:style-name="ce62" office:value-type="float" office:value="8586" calcext:value-type="float">
            <text:p>8586</text:p>
          </table:table-cell>
          <table:table-cell table:style-name="ce62" office:value-type="float" office:value="6092" calcext:value-type="float">
            <text:p>6092</text:p>
          </table:table-cell>
          <table:table-cell table:style-name="ce62" office:value-type="float" office:value="9316" calcext:value-type="float">
            <text:p>9316</text:p>
          </table:table-cell>
          <table:table-cell table:style-name="ce62" office:value-type="float" office:value="30638" calcext:value-type="float">
            <text:p>30638</text:p>
          </table:table-cell>
          <table:table-cell table:style-name="ce62" office:value-type="float" office:value="45103" calcext:value-type="float">
            <text:p>45103</text:p>
          </table:table-cell>
          <table:table-cell table:style-name="ce62" office:value-type="float" office:value="110356" calcext:value-type="float">
            <text:p>110356</text:p>
          </table:table-cell>
          <table:table-cell table:style-name="ce62" office:value-type="float" office:value="109284" calcext:value-type="float">
            <text:p>109284</text:p>
          </table:table-cell>
          <table:table-cell table:style-name="ce62" office:value-type="float" office:value="150041" calcext:value-type="float">
            <text:p>150041</text:p>
          </table:table-cell>
          <table:table-cell table:style-name="ce62" office:value-type="float" office:value="134278" calcext:value-type="float">
            <text:p>134278</text:p>
          </table:table-cell>
          <table:table-cell table:style-name="ce62" office:value-type="float" office:value="123485" calcext:value-type="float">
            <text:p>123485</text:p>
          </table:table-cell>
          <table:table-cell table:style-name="ce62" office:value-type="float" office:value="180490" calcext:value-type="float">
            <text:p>180490</text:p>
          </table:table-cell>
          <table:table-cell table:style-name="ce62" office:value-type="float" office:value="178943" calcext:value-type="float">
            <text:p>178943</text:p>
          </table:table-cell>
          <table:table-cell table:style-name="ce62" office:value-type="float" office:value="156073" calcext:value-type="float">
            <text:p>156073</text:p>
          </table:table-cell>
          <table:table-cell table:style-name="ce62" office:value-type="float" office:value="183248" calcext:value-type="float">
            <text:p>183248</text:p>
          </table:table-cell>
          <table:table-cell table:style-name="ce62" office:value-type="float" office:value="195212" calcext:value-type="float">
            <text:p>195212</text:p>
          </table:table-cell>
          <table:table-cell table:style-name="ce62" office:value-type="float" office:value="220037" calcext:value-type="float">
            <text:p>220037</text:p>
          </table:table-cell>
          <table:table-cell table:style-name="ce62" office:value-type="float" office:value="215784" calcext:value-type="float">
            <text:p>215784</text:p>
          </table:table-cell>
          <table:table-cell table:style-name="ce62" office:value-type="float" office:value="188801" calcext:value-type="float">
            <text:p>188801</text:p>
          </table:table-cell>
          <table:table-cell table:style-name="ce62" office:value-type="float" office:value="147344" calcext:value-type="float">
            <text:p>147344</text:p>
          </table:table-cell>
          <table:table-cell table:style-name="ce62" office:value-type="float" office:value="160205" calcext:value-type="float">
            <text:p>160205</text:p>
          </table:table-cell>
          <table:table-cell table:style-name="ce62" office:value-type="float" office:value="172380" calcext:value-type="float">
            <text:p>172380</text:p>
          </table:table-cell>
          <table:table-cell table:style-name="ce62" office:value-type="float" office:value="152958" calcext:value-type="float">
            <text:p>152958</text:p>
          </table:table-cell>
          <table:table-cell table:style-name="ce62" office:value-type="float" office:value="18872" calcext:value-type="float">
            <text:p>18872</text:p>
          </table:table-cell>
          <table:table-cell table:style-name="ce62" office:value-type="float" office:value="185097" calcext:value-type="float">
            <text:p>185097</text:p>
          </table:table-cell>
          <table:table-cell table:style-name="ce62" office:value-type="float" office:value="166304" calcext:value-type="float">
            <text:p>166304</text:p>
          </table:table-cell>
          <table:table-cell table:style-name="ce62" office:value-type="float" office:value="215179" calcext:value-type="float">
            <text:p>215179</text:p>
          </table:table-cell>
          <table:table-cell table:style-name="ce62" office:value-type="float" office:value="201991" calcext:value-type="float">
            <text:p>201991</text:p>
          </table:table-cell>
          <table:table-cell table:style-name="ce62" office:value-type="float" office:value="111885" calcext:value-type="float">
            <text:p>111885</text:p>
          </table:table-cell>
          <table:table-cell table:style-name="ce62" office:value-type="float" office:value="142683" calcext:value-type="float">
            <text:p>142683</text:p>
          </table:table-cell>
          <table:table-cell table:style-name="ce62" office:value-type="float" office:value="215048" calcext:value-type="float">
            <text:p>215048</text:p>
          </table:table-cell>
          <table:table-cell table:style-name="ce62" office:value-type="float" office:value="232957" calcext:value-type="float">
            <text:p>232957</text:p>
          </table:table-cell>
          <table:table-cell table:style-name="ce62" office:value-type="float" office:value="237980" calcext:value-type="float">
            <text:p>237980</text:p>
          </table:table-cell>
          <table:table-cell table:style-name="ce62" office:value-type="float" office:value="29145" calcext:value-type="float">
            <text:p>29145</text:p>
          </table:table-cell>
          <table:table-cell table:style-name="ce62" office:value-type="float" office:value="221501" calcext:value-type="float">
            <text:p>221501</text:p>
          </table:table-cell>
          <table:table-cell table:style-name="ce62" office:value-type="float" office:value="109811" calcext:value-type="float">
            <text:p>109811</text:p>
          </table:table-cell>
          <table:table-cell table:style-name="ce62" office:value-type="float" office:value="375399" calcext:value-type="float">
            <text:p>375399</text:p>
          </table:table-cell>
          <table:table-cell table:style-name="ce62" office:value-type="float" office:value="347770" calcext:value-type="float">
            <text:p>347770</text:p>
          </table:table-cell>
          <table:table-cell table:style-name="ce62" office:value-type="float" office:value="73641" calcext:value-type="float">
            <text:p>73641</text:p>
          </table:table-cell>
          <table:table-cell table:style-name="ce62" office:value-type="float" office:value="51966" calcext:value-type="float">
            <text:p>51966</text:p>
          </table:table-cell>
          <table:table-cell table:style-name="ce62" office:value-type="float" office:value="491888" calcext:value-type="float">
            <text:p>491888</text:p>
          </table:table-cell>
          <table:table-cell table:style-name="ce62" office:value-type="float" office:value="77368" calcext:value-type="float">
            <text:p>77368</text:p>
          </table:table-cell>
          <table:table-cell table:style-name="ce62" office:value-type="float" office:value="106907" calcext:value-type="float">
            <text:p>106907</text:p>
          </table:table-cell>
          <table:table-cell table:style-name="ce62" office:value-type="float" office:value="361872" calcext:value-type="float">
            <text:p>361872</text:p>
          </table:table-cell>
          <table:table-cell table:style-name="ce62" office:value-type="float" office:value="122492" calcext:value-type="float">
            <text:p>122492</text:p>
          </table:table-cell>
          <table:table-cell table:style-name="ce62" office:value-type="float" office:value="258116" calcext:value-type="float">
            <text:p>258116</text:p>
          </table:table-cell>
          <table:table-cell table:style-name="ce62" office:value-type="float" office:value="537035" calcext:value-type="float">
            <text:p>537035</text:p>
          </table:table-cell>
          <table:table-cell table:style-name="ce62" office:value-type="float" office:value="401735" calcext:value-type="float">
            <text:p>401735</text:p>
          </table:table-cell>
          <table:table-cell table:style-name="ce62" office:value-type="float" office:value="185148" calcext:value-type="float">
            <text:p>185148</text:p>
          </table:table-cell>
          <table:table-cell table:style-name="ce62" office:value-type="float" office:value="404688" calcext:value-type="float">
            <text:p>404688</text:p>
          </table:table-cell>
          <table:table-cell table:style-name="ce62" office:value-type="float" office:value="370781" calcext:value-type="float">
            <text:p>370781</text:p>
          </table:table-cell>
          <table:table-cell table:style-name="ce62" office:value-type="float" office:value="223676" calcext:value-type="float">
            <text:p>223676</text:p>
          </table:table-cell>
          <table:table-cell table:style-name="ce62" office:value-type="float" office:value="224490" calcext:value-type="float">
            <text:p>224490</text:p>
          </table:table-cell>
          <table:table-cell table:style-name="ce62" office:value-type="float" office:value="490064" calcext:value-type="float">
            <text:p>490064</text:p>
          </table:table-cell>
          <table:table-cell table:style-name="ce62" office:value-type="float" office:value="529072" calcext:value-type="float">
            <text:p>529072</text:p>
          </table:table-cell>
          <table:table-cell table:style-name="ce62" office:value-type="float" office:value="329375" calcext:value-type="float">
            <text:p>329375</text:p>
          </table:table-cell>
          <table:table-cell table:style-name="ce62" office:value-type="float" office:value="359729" calcext:value-type="float">
            <text:p>359729</text:p>
          </table:table-cell>
          <table:table-cell table:style-name="ce62" office:value-type="float" office:value="295175" calcext:value-type="float">
            <text:p>295175</text:p>
          </table:table-cell>
          <table:table-cell table:style-name="ce62" office:value-type="float" office:value="272209" calcext:value-type="float">
            <text:p>272209</text:p>
          </table:table-cell>
          <table:table-cell table:style-name="ce62" office:value-type="float" office:value="252071" calcext:value-type="float">
            <text:p>252071</text:p>
          </table:table-cell>
          <table:table-cell table:style-name="ce62" office:value-type="float" office:value="594625" calcext:value-type="float">
            <text:p>594625</text:p>
          </table:table-cell>
          <table:table-cell table:style-name="ce62" office:value-type="float" office:value="374227" calcext:value-type="float">
            <text:p>374227</text:p>
          </table:table-cell>
          <table:table-cell table:style-name="ce62" office:value-type="float" office:value="586303" calcext:value-type="float">
            <text:p>586303</text:p>
          </table:table-cell>
          <table:table-cell table:style-name="ce62" office:value-type="float" office:value="626546" calcext:value-type="float">
            <text:p>626546</text:p>
          </table:table-cell>
          <table:table-cell table:style-name="ce62" office:value-type="float" office:value="742298" calcext:value-type="float">
            <text:p>742298</text:p>
          </table:table-cell>
          <table:table-cell table:style-name="ce62" office:value-type="float" office:value="395506" calcext:value-type="float">
            <text:p>395506</text:p>
          </table:table-cell>
          <table:table-cell table:style-name="ce62" office:value-type="float" office:value="434071" calcext:value-type="float">
            <text:p>434071</text:p>
          </table:table-cell>
          <table:table-cell table:style-name="ce62" office:value-type="float" office:value="721140" calcext:value-type="float">
            <text:p>721140</text:p>
          </table:table-cell>
          <table:table-cell table:style-name="ce62" office:value-type="float" office:value="745981" calcext:value-type="float">
            <text:p>745981</text:p>
          </table:table-cell>
          <table:table-cell table:style-name="ce62" office:value-type="float" office:value="540622" calcext:value-type="float">
            <text:p>540622</text:p>
          </table:table-cell>
          <table:table-cell table:style-name="ce62" office:value-type="float" office:value="381277" calcext:value-type="float">
            <text:p>381277</text:p>
          </table:table-cell>
          <table:table-cell table:style-name="ce62" office:value-type="float" office:value="434993" calcext:value-type="float">
            <text:p>434993</text:p>
          </table:table-cell>
          <table:table-cell table:style-name="ce62" office:value-type="float" office:value="441506" calcext:value-type="float">
            <text:p>441506</text:p>
          </table:table-cell>
          <table:table-cell table:style-name="ce62" office:value-type="float" office:value="792023" calcext:value-type="float">
            <text:p>792023</text:p>
          </table:table-cell>
          <table:table-cell table:style-name="ce62" office:value-type="float" office:value="895207" calcext:value-type="float">
            <text:p>895207</text:p>
          </table:table-cell>
          <table:table-cell table:style-name="ce62" office:value-type="float" office:value="916452" calcext:value-type="float">
            <text:p>916452</text:p>
          </table:table-cell>
          <table:table-cell table:style-name="ce62" office:value-type="float" office:value="494679" calcext:value-type="float">
            <text:p>494679</text:p>
          </table:table-cell>
          <table:table-cell table:style-name="ce62" office:value-type="float" office:value="733683" calcext:value-type="float">
            <text:p>733683</text:p>
          </table:table-cell>
          <table:table-cell table:style-name="ce62" office:value-type="float" office:value="598730" calcext:value-type="float">
            <text:p>598730</text:p>
          </table:table-cell>
          <table:table-cell table:style-name="ce62" office:value-type="float" office:value="604668" calcext:value-type="float">
            <text:p>604668</text:p>
          </table:table-cell>
          <table:table-cell table:style-name="ce62" office:value-type="float" office:value="533119" calcext:value-type="float">
            <text:p>533119</text:p>
          </table:table-cell>
          <table:table-cell table:style-name="ce62" office:value-type="float" office:value="526371" calcext:value-type="float">
            <text:p>526371</text:p>
          </table:table-cell>
          <table:table-cell table:style-name="ce62" office:value-type="float" office:value="786650" calcext:value-type="float">
            <text:p>786650</text:p>
          </table:table-cell>
          <table:table-cell table:style-name="ce62" office:value-type="float" office:value="1126202" calcext:value-type="float">
            <text:p>1126202</text:p>
          </table:table-cell>
          <table:table-cell table:style-name="ce62" office:value-type="float" office:value="624515" calcext:value-type="float">
            <text:p>624515</text:p>
          </table:table-cell>
          <table:table-cell table:style-name="ce62" office:value-type="float" office:value="899212" calcext:value-type="float">
            <text:p>899212</text:p>
          </table:table-cell>
          <table:table-cell table:style-name="ce62" office:value-type="float" office:value="795747" calcext:value-type="float">
            <text:p>795747</text:p>
          </table:table-cell>
          <table:table-cell table:style-name="ce62" office:value-type="float" office:value="1159449" calcext:value-type="float">
            <text:p>1159449</text:p>
          </table:table-cell>
          <table:table-cell table:style-name="ce62" office:value-type="float" office:value="692867" calcext:value-type="float">
            <text:p>692867</text:p>
          </table:table-cell>
          <table:table-cell table:style-name="ce62" office:value-type="float" office:value="1013260" calcext:value-type="float">
            <text:p>1013260</text:p>
          </table:table-cell>
          <table:table-cell table:style-name="ce62" office:value-type="float" office:value="991583" calcext:value-type="float">
            <text:p>991583</text:p>
          </table:table-cell>
          <table:table-cell table:style-name="ce62" office:value-type="float" office:value="895284" calcext:value-type="float">
            <text:p>895284</text:p>
          </table:table-cell>
          <table:table-cell table:style-name="ce62" office:value-type="float" office:value="875576" calcext:value-type="float">
            <text:p>875576</text:p>
          </table:table-cell>
          <table:table-cell table:style-name="ce62" office:value-type="float" office:value="953018" calcext:value-type="float">
            <text:p>953018</text:p>
          </table:table-cell>
          <table:table-cell table:style-name="ce62" office:value-type="float" office:value="1090145" calcext:value-type="float">
            <text:p>1090145</text:p>
          </table:table-cell>
          <table:table-cell table:style-name="ce70"/>
        </table:table-row>
        <table:table-row table:style-name="ro2">
          <table:table-cell table:style-name="ce56"/>
          <table:table-cell table:style-name="ce63" table:number-columns-repeated="171"/>
          <table:table-cell table:style-name="ce71"/>
        </table:table-row>
      </table:table>
      <table:named-expressions/>
      <table:data-pilot-tables>
        <table:data-pilot-table table:name="DataPilot1" table:application-data="" table:target-range-address="'Pivot Table_Sheet1_1'.A1:'Pivot Table_Sheet1_1'.FQ8" table:buttons="'Pivot Table_Sheet1_1'.A1 'Pivot Table_Sheet1_1'.A3 'Pivot Table_Sheet1_1'.B3 'Pivot Table_Sheet1_1'.C3 'Pivot Table_Sheet1_1'.D3" table:show-filter-button="false" table:drill-down-on-double-click="false">
          <table:source-cell-range table:cell-range-address="Sheet1.C1:Sheet1.G1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bel" table:orientation="page" table:used-hierarchy="0" table:function="auto" loext:ignore-selected-page="true" table:selected-page="01 Apr-07 Apr">
            <table:data-pilot-level table:show-empty="false" calcext:repeat-item-labels="false">
              <table:data-pilot-members>
                <table:data-pilot-member table:name="01 Apr-07 Apr" table:display="true" table:show-details="true"/>
                <table:data-pilot-member table:name="01 Jan-07 Jan" table:display="true" table:show-details="true"/>
                <table:data-pilot-member table:name="01 Jul-07 Jul" table:display="true" table:show-details="true"/>
                <table:data-pilot-member table:name="01 May-07 May" table:display="true" table:show-details="true"/>
                <table:data-pilot-member table:name="01 Oct-07 Oct" table:display="true" table:show-details="true"/>
                <table:data-pilot-member table:name="02 Apr-08 Apr" table:display="true" table:show-details="true"/>
                <table:data-pilot-member table:name="02 Dec-08 Dec" table:display="true" table:show-details="true"/>
                <table:data-pilot-member table:name="02 Jul-08 Jul" table:display="true" table:show-details="true"/>
                <table:data-pilot-member table:name="02 Mar-08 Mar" table:display="true" table:show-details="true"/>
                <table:data-pilot-member table:name="02 Oct-08 Oct" table:display="true" table:show-details="true"/>
                <table:data-pilot-member table:name="02 Sep-08 Sep" table:display="true" table:show-details="true"/>
                <table:data-pilot-member table:name="03 Apr-09 Apr" table:display="true" table:show-details="true"/>
                <table:data-pilot-member table:name="03 Dec-09 Dec" table:display="true" table:show-details="true"/>
                <table:data-pilot-member table:name="03 Feb-09 Feb" table:display="true" table:show-details="true"/>
                <table:data-pilot-member table:name="03 Jul-09 Jul" table:display="true" table:show-details="true"/>
                <table:data-pilot-member table:name="03 Jun-09 Jun" table:display="true" table:show-details="true"/>
                <table:data-pilot-member table:name="03 Sep-09 Sep" table:display="true" table:show-details="true"/>
                <table:data-pilot-member table:name="04 Dec-10 Dec" table:display="true" table:show-details="true"/>
                <table:data-pilot-member table:name="04 Feb-10 Feb" table:display="true" table:show-details="true"/>
                <table:data-pilot-member table:name="04 Jun-10 Jun" table:display="true" table:show-details="true"/>
                <table:data-pilot-member table:name="04 Mar-10 Mar" table:display="true" table:show-details="true"/>
                <table:data-pilot-member table:name="04 May-10 May" table:display="true" table:show-details="true"/>
                <table:data-pilot-member table:name="04 Nov-10 Nov" table:display="true" table:show-details="true"/>
                <table:data-pilot-member table:name="04 Sep-10 Sep" table:display="true" table:show-details="true"/>
                <table:data-pilot-member table:name="05 Aug-11 Aug" table:display="true" table:show-details="true"/>
                <table:data-pilot-member table:name="05 Feb-11 Feb" table:display="true" table:show-details="true"/>
                <table:data-pilot-member table:name="05 Jun-11 Jun" table:display="true" table:show-details="true"/>
                <table:data-pilot-member table:name="05 Mar-11 Mar" table:display="true" table:show-details="true"/>
                <table:data-pilot-member table:name="05 Nov-11 Nov" table:display="true" table:show-details="true"/>
                <table:data-pilot-member table:name="06 Apr-12 Apr" table:display="true" table:show-details="true"/>
                <table:data-pilot-member table:name="06 Aug-12 Aug" table:display="true" table:show-details="true"/>
                <table:data-pilot-member table:name="06 Feb-12 Feb" table:display="true" table:show-details="true"/>
                <table:data-pilot-member table:name="06 Jan-12 Jan" table:display="true" table:show-details="true"/>
                <table:data-pilot-member table:name="06 Mar-12 Mar" table:display="true" table:show-details="true"/>
                <table:data-pilot-member table:name="06 May-12 May" table:display="true" table:show-details="true"/>
                <table:data-pilot-member table:name="06 Nov-12 Nov" table:display="true" table:show-details="true"/>
                <table:data-pilot-member table:name="07 Aug-13 Aug" table:display="true" table:show-details="true"/>
                <table:data-pilot-member table:name="07 Jan-13 Jan" table:display="true" table:show-details="true"/>
                <table:data-pilot-member table:name="07 May-13 May" table:display="true" table:show-details="true"/>
                <table:data-pilot-member table:name="07 Oct-13 Oct" table:display="true" table:show-details="true"/>
                <table:data-pilot-member table:name="08 Apr-14 Apr" table:display="true" table:show-details="true"/>
                <table:data-pilot-member table:name="08 Jan-14 Jan" table:display="true" table:show-details="true"/>
                <table:data-pilot-member table:name="08 Jul-14 Jul" table:display="true" table:show-details="true"/>
                <table:data-pilot-member table:name="08 May-14 May" table:display="true" table:show-details="true"/>
                <table:data-pilot-member table:name="08 Oct-14 Oct" table:display="true" table:show-details="true"/>
                <table:data-pilot-member table:name="09 Apr-15 Apr" table:display="true" table:show-details="true"/>
                <table:data-pilot-member table:name="09 Dec-15 Dec" table:display="true" table:show-details="true"/>
                <table:data-pilot-member table:name="09 Jul-15 Jul" table:display="true" table:show-details="true"/>
                <table:data-pilot-member table:name="09 Mar-15 Mar" table:display="true" table:show-details="true"/>
                <table:data-pilot-member table:name="09 Oct-15 Oct" table:display="true" table:show-details="true"/>
                <table:data-pilot-member table:name="09 Sep-15 Sep" table:display="true" table:show-details="true"/>
                <table:data-pilot-member table:name="10 Apr-16 Apr" table:display="true" table:show-details="true"/>
                <table:data-pilot-member table:name="10 Dec-16 Dec" table:display="true" table:show-details="true"/>
                <table:data-pilot-member table:name="10 Feb-16 Feb" table:display="true" table:show-details="true"/>
                <table:data-pilot-member table:name="10 Jul-16 Jul" table:display="true" table:show-details="true"/>
                <table:data-pilot-member table:name="10 Jun-16 Jun" table:display="true" table:show-details="true"/>
                <table:data-pilot-member table:name="10 Sep-16 Sep" table:display="true" table:show-details="true"/>
                <table:data-pilot-member table:name="11 Dec-17 Dec" table:display="true" table:show-details="true"/>
                <table:data-pilot-member table:name="11 Feb-17 Feb" table:display="true" table:show-details="true"/>
                <table:data-pilot-member table:name="11 Jun-17 Jun" table:display="true" table:show-details="true"/>
                <table:data-pilot-member table:name="11 Mar-17 Mar" table:display="true" table:show-details="true"/>
                <table:data-pilot-member table:name="11 Nov-17 Nov" table:display="true" table:show-details="true"/>
                <table:data-pilot-member table:name="11 Sep-17 Sep" table:display="true" table:show-details="true"/>
                <table:data-pilot-member table:name="12 Aug-18 Aug" table:display="true" table:show-details="true"/>
                <table:data-pilot-member table:name="12 Feb-18 Feb" table:display="true" table:show-details="true"/>
                <table:data-pilot-member table:name="12 Jun-18 Jun" table:display="true" table:show-details="true"/>
                <table:data-pilot-member table:name="12 Mar-18 Mar" table:display="true" table:show-details="true"/>
                <table:data-pilot-member table:name="12 Nov-18 Nov" table:display="true" table:show-details="true"/>
                <table:data-pilot-member table:name="13 Apr-19 Apr" table:display="true" table:show-details="true"/>
                <table:data-pilot-member table:name="13 Aug-19 Aug" table:display="true" table:show-details="true"/>
                <table:data-pilot-member table:name="13 Feb-19 Feb" table:display="true" table:show-details="true"/>
                <table:data-pilot-member table:name="13 Jan-19 Jan" table:display="true" table:show-details="true"/>
                <table:data-pilot-member table:name="13 Mar-19 Mar" table:display="true" table:show-details="true"/>
                <table:data-pilot-member table:name="13 May-19 May" table:display="true" table:show-details="true"/>
                <table:data-pilot-member table:name="13 Nov-19 Nov" table:display="true" table:show-details="true"/>
                <table:data-pilot-member table:name="14 Aug-20 Aug" table:display="true" table:show-details="true"/>
                <table:data-pilot-member table:name="14 Jan-20 Jan" table:display="true" table:show-details="true"/>
                <table:data-pilot-member table:name="14 May-20 May" table:display="true" table:show-details="true"/>
                <table:data-pilot-member table:name="14 Oct-20 Oct" table:display="true" table:show-details="true"/>
                <table:data-pilot-member table:name="15 Apr-21 Apr" table:display="true" table:show-details="true"/>
                <table:data-pilot-member table:name="15 Jan-21 Jan" table:display="true" table:show-details="true"/>
                <table:data-pilot-member table:name="15 Jul-21 Jul" table:display="true" table:show-details="true"/>
                <table:data-pilot-member table:name="15 May-21 May" table:display="true" table:show-details="true"/>
                <table:data-pilot-member table:name="15 Oct-21 Oct" table:display="true" table:show-details="true"/>
                <table:data-pilot-member table:name="16 Apr-22 Apr" table:display="true" table:show-details="true"/>
                <table:data-pilot-member table:name="16 Dec-22 Dec" table:display="true" table:show-details="true"/>
                <table:data-pilot-member table:name="16 Jan-22 Jan" table:display="true" table:show-details="true"/>
                <table:data-pilot-member table:name="16 Jul-22 Jul" table:display="true" table:show-details="true"/>
                <table:data-pilot-member table:name="16 Mar-22 Mar" table:display="true" table:show-details="true"/>
                <table:data-pilot-member table:name="16 Oct-22 Oct" table:display="true" table:show-details="true"/>
                <table:data-pilot-member table:name="16 Sep-22 Sep" table:display="true" table:show-details="true"/>
                <table:data-pilot-member table:name="17 Apr-23 Apr" table:display="true" table:show-details="true"/>
                <table:data-pilot-member table:name="17 Dec-23 Dec" table:display="true" table:show-details="true"/>
                <table:data-pilot-member table:name="17 Feb-23 Feb" table:display="true" table:show-details="true"/>
                <table:data-pilot-member table:name="17 Jul-23 Jul" table:display="true" table:show-details="true"/>
                <table:data-pilot-member table:name="17 Jun-23 Jun" table:display="true" table:show-details="true"/>
                <table:data-pilot-member table:name="17 Sep-23 Sep" table:display="true" table:show-details="true"/>
                <table:data-pilot-member table:name="18 Dec-24 Dec" table:display="true" table:show-details="true"/>
                <table:data-pilot-member table:name="18 Feb-24 Feb" table:display="true" table:show-details="true"/>
                <table:data-pilot-member table:name="18 Jun-24 Jun" table:display="true" table:show-details="true"/>
                <table:data-pilot-member table:name="18 Mar-24 Mar" table:display="true" table:show-details="true"/>
                <table:data-pilot-member table:name="18 Nov-24 Nov" table:display="true" table:show-details="true"/>
                <table:data-pilot-member table:name="18 Sep-24 Sep" table:display="true" table:show-details="true"/>
                <table:data-pilot-member table:name="19 Aug-25 Aug" table:display="true" table:show-details="true"/>
                <table:data-pilot-member table:name="19 Feb-25 Feb" table:display="true" table:show-details="true"/>
                <table:data-pilot-member table:name="19 Jun-25 Jun" table:display="true" table:show-details="true"/>
                <table:data-pilot-member table:name="19 Mar-25 Mar" table:display="true" table:show-details="true"/>
                <table:data-pilot-member table:name="19 Nov-25 Nov" table:display="true" table:show-details="true"/>
                <table:data-pilot-member table:name="20 Apr-26 Apr" table:display="true" table:show-details="true"/>
                <table:data-pilot-member table:name="20 Aug-26 Aug" table:display="true" table:show-details="true"/>
                <table:data-pilot-member table:name="20 Feb-26 Feb" table:display="true" table:show-details="true"/>
                <table:data-pilot-member table:name="20 Jan-26 Jan" table:display="true" table:show-details="true"/>
                <table:data-pilot-member table:name="20 Mar-26 Mar" table:display="true" table:show-details="true"/>
                <table:data-pilot-member table:name="20 May-26 May" table:display="true" table:show-details="true"/>
                <table:data-pilot-member table:name="20 Nov-26 Nov" table:display="true" table:show-details="true"/>
                <table:data-pilot-member table:name="21 Aug-27 Aug" table:display="true" table:show-details="true"/>
                <table:data-pilot-member table:name="21 Jan-27 Jan" table:display="true" table:show-details="true"/>
                <table:data-pilot-member table:name="21 May-27 May" table:display="true" table:show-details="true"/>
                <table:data-pilot-member table:name="21 Oct-27 Oct" table:display="true" table:show-details="true"/>
                <table:data-pilot-member table:name="22 Apr-28 Apr" table:display="true" table:show-details="true"/>
                <table:data-pilot-member table:name="22 Jan-28 Jan" table:display="true" table:show-details="true"/>
                <table:data-pilot-member table:name="22 Jul-28 Jul" table:display="true" table:show-details="true"/>
                <table:data-pilot-member table:name="22 May-28 May" table:display="true" table:show-details="true"/>
                <table:data-pilot-member table:name="22 Oct-28 Oct" table:display="true" table:show-details="true"/>
                <table:data-pilot-member table:name="23 Apr-29 Apr" table:display="true" table:show-details="true"/>
                <table:data-pilot-member table:name="23 Jan-29 Jan" table:display="true" table:show-details="true"/>
                <table:data-pilot-member table:name="23 Jul-29 Jul" table:display="true" table:show-details="true"/>
                <table:data-pilot-member table:name="23 Mar-29 Mar" table:display="true" table:show-details="true"/>
                <table:data-pilot-member table:name="23 Oct-29 Oct" table:display="true" table:show-details="true"/>
                <table:data-pilot-member table:name="23 Sep-29 Sep" table:display="true" table:show-details="true"/>
                <table:data-pilot-member table:name="24 Apr-30 Apr" table:display="true" table:show-details="true"/>
                <table:data-pilot-member table:name="24 Dec-30 Dec" table:display="true" table:show-details="true"/>
                <table:data-pilot-member table:name="24 Feb-01 Mar" table:display="true" table:show-details="true"/>
                <table:data-pilot-member table:name="24 Jul-30 Jul" table:display="true" table:show-details="true"/>
                <table:data-pilot-member table:name="24 Jun-30 Jun" table:display="true" table:show-details="true"/>
                <table:data-pilot-member table:name="24 Sep-30 Sep" table:display="true" table:show-details="true"/>
                <table:data-pilot-member table:name="25 Dec-31 Dec" table:display="true" table:show-details="true"/>
                <table:data-pilot-member table:name="25 Feb-03 Mar" table:display="true" table:show-details="true"/>
                <table:data-pilot-member table:name="25 Jun-01 Jul" table:display="true" table:show-details="true"/>
                <table:data-pilot-member table:name="25 Mar-31 Mar" table:display="true" table:show-details="true"/>
                <table:data-pilot-member table:name="25 Nov-01 Dec" table:display="true" table:show-details="true"/>
                <table:data-pilot-member table:name="25 Sep-01 Oct" table:display="true" table:show-details="true"/>
                <table:data-pilot-member table:name="26 Aug-01 Sep" table:display="true" table:show-details="true"/>
                <table:data-pilot-member table:name="26 Feb-04 Mar" table:display="true" table:show-details="true"/>
                <table:data-pilot-member table:name="26 Jun-02 Jul" table:display="true" table:show-details="true"/>
                <table:data-pilot-member table:name="26 Mar-01 Apr" table:display="true" table:show-details="true"/>
                <table:data-pilot-member table:name="26 Nov-02 Dec" table:display="true" table:show-details="true"/>
                <table:data-pilot-member table:name="27 Apr-03 May" table:display="true" table:show-details="true"/>
                <table:data-pilot-member table:name="27 Aug-02 Sep" table:display="true" table:show-details="true"/>
                <table:data-pilot-member table:name="27 Feb-05 Mar" table:display="true" table:show-details="true"/>
                <table:data-pilot-member table:name="27 Jan-02 Feb" table:display="true" table:show-details="true"/>
                <table:data-pilot-member table:name="27 Mar-02 Apr" table:display="true" table:show-details="true"/>
                <table:data-pilot-member table:name="27 May-02 Jun" table:display="true" table:show-details="true"/>
                <table:data-pilot-member table:name="27 Nov-03 Dec" table:display="true" table:show-details="true"/>
                <table:data-pilot-member table:name="28 Aug-03 Sep" table:display="true" table:show-details="true"/>
                <table:data-pilot-member table:name="28 Jan-03 Feb" table:display="true" table:show-details="true"/>
                <table:data-pilot-member table:name="28 May-03 Jun" table:display="true" table:show-details="true"/>
                <table:data-pilot-member table:name="28 Oct-03 Nov" table:display="true" table:show-details="true"/>
                <table:data-pilot-member table:name="29 Apr-05 May" table:display="true" table:show-details="true"/>
                <table:data-pilot-member table:name="29 Jan-04 Feb" table:display="true" table:show-details="true"/>
                <table:data-pilot-member table:name="29 Jul-04 Aug" table:display="true" table:show-details="true"/>
                <table:data-pilot-member table:name="29 May-04 Jun" table:display="true" table:show-details="true"/>
                <table:data-pilot-member table:name="29 Oct-04 Nov" table:display="true" table:show-details="true"/>
                <table:data-pilot-member table:name="30 Apr-06 May" table:display="true" table:show-details="true"/>
                <table:data-pilot-member table:name="30 Dec-05 Jan" table:display="true" table:show-details="true"/>
                <table:data-pilot-member table:name="30 Jan-05 Feb" table:display="true" table:show-details="true"/>
                <table:data-pilot-member table:name="30 Jul-05 Aug" table:display="true" table:show-details="true"/>
                <table:data-pilot-member table:name="30 Mar-05 Apr" table:display="true" table:show-details="true"/>
                <table:data-pilot-member table:name="30 Oct-05 Nov" table:display="true" table:show-details="true"/>
                <table:data-pilot-member table:name="30 Sep-06 Oct" table:display="true" table:show-details="true"/>
                <table:data-pilot-member table:name="31 Dec-06 Jan" table:display="true" table:show-details="true"/>
                <table:data-pilot-member table:name="31 Jul-06 Au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se1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24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99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34" table:display="true" table:show-details="true"/>
                <table:data-pilot-member table:name="137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92" table:display="true" table:show-details="true"/>
                <table:data-pilot-member table:name="199" table:display="true" table:show-details="true"/>
                <table:data-pilot-member table:name="203" table:display="true" table:show-details="true"/>
                <table:data-pilot-member table:name="221" table:display="true" table:show-details="true"/>
                <table:data-pilot-member table:name="225" table:display="true" table:show-details="true"/>
                <table:data-pilot-member table:name="251" table:display="true" table:show-details="true"/>
                <table:data-pilot-member table:name="328" table:display="true" table:show-details="true"/>
                <table:data-pilot-member table:name="357" table:display="true" table:show-details="true"/>
                <table:data-pilot-member table:name="400" table:display="true" table:show-details="true"/>
                <table:data-pilot-member table:name="409" table:display="true" table:show-details="true"/>
                <table:data-pilot-member table:name="412" table:display="true" table:show-details="true"/>
                <table:data-pilot-member table:name="431" table:display="true" table:show-details="true"/>
                <table:data-pilot-member table:name="525" table:display="true" table:show-details="true"/>
                <table:data-pilot-member table:name="554" table:display="true" table:show-details="true"/>
                <table:data-pilot-member table:name="563" table:display="true" table:show-details="true"/>
                <table:data-pilot-member table:name="616" table:display="true" table:show-details="true"/>
                <table:data-pilot-member table:name="626" table:display="true" table:show-details="true"/>
                <table:data-pilot-member table:name="628" table:display="true" table:show-details="true"/>
                <table:data-pilot-member table:name="638" table:display="true" table:show-details="true"/>
                <table:data-pilot-member table:name="665" table:display="true" table:show-details="true"/>
                <table:data-pilot-member table:name="791" table:display="true" table:show-details="true"/>
                <table:data-pilot-member table:name="851" table:display="true" table:show-details="true"/>
                <table:data-pilot-member table:name="1975" table:display="true" table:show-details="true"/>
                <table:data-pilot-member table:name="2048" table:display="true" table:show-details="true"/>
                <table:data-pilot-member table:name="6392" table:display="true" table:show-details="true"/>
                <table:data-pilot-member table:name="7512" table:display="true" table:show-details="true"/>
                <table:data-pilot-member table:name="8138" table:display="true" table:show-details="true"/>
                <table:data-pilot-member table:name="8600" table:display="true" table:show-details="true"/>
                <table:data-pilot-member table:name="9689" table:display="true" table:show-details="true"/>
                <table:data-pilot-member table:name="10076" table:display="true" table:show-details="true"/>
                <table:data-pilot-member table:name="10490" table:display="true" table:show-details="true"/>
                <table:data-pilot-member table:name="10889" table:display="true" table:show-details="true"/>
                <table:data-pilot-member table:name="11685" table:display="true" table:show-details="true"/>
                <table:data-pilot-member table:name="13258" table:display="true" table:show-details="true"/>
                <table:data-pilot-member table:name="14009" table:display="true" table:show-details="true"/>
                <table:data-pilot-member table:name="14290" table:display="true" table:show-details="true"/>
                <table:data-pilot-member table:name="15012" table:display="true" table:show-details="true"/>
                <table:data-pilot-member table:name="15673" table:display="true" table:show-details="true"/>
                <table:data-pilot-member table:name="17742" table:display="true" table:show-details="true"/>
                <table:data-pilot-member table:name="17843" table:display="true" table:show-details="true"/>
                <table:data-pilot-member table:name="17844" table:display="true" table:show-details="true"/>
                <table:data-pilot-member table:name="18872" table:display="true" table:show-details="true"/>
                <table:data-pilot-member table:name="18998" table:display="true" table:show-details="true"/>
                <table:data-pilot-member table:name="20691" table:display="true" table:show-details="true"/>
                <table:data-pilot-member table:name="21072" table:display="true" table:show-details="true"/>
                <table:data-pilot-member table:name="21740" table:display="true" table:show-details="true"/>
                <table:data-pilot-member table:name="23180" table:display="true" table:show-details="true"/>
                <table:data-pilot-member table:name="23773" table:display="true" table:show-details="true"/>
                <table:data-pilot-member table:name="24344" table:display="true" table:show-details="true"/>
                <table:data-pilot-member table:name="27396" table:display="true" table:show-details="true"/>
                <table:data-pilot-member table:name="28159" table:display="true" table:show-details="true"/>
                <table:data-pilot-member table:name="29145" table:display="true" table:show-details="true"/>
                <table:data-pilot-member table:name="33940" table:display="true" table:show-details="true"/>
                <table:data-pilot-member table:name="34264" table:display="true" table:show-details="true"/>
                <table:data-pilot-member table:name="46541" table:display="true" table:show-details="true"/>
                <table:data-pilot-member table:name="47697" table:display="true" table:show-details="true"/>
                <table:data-pilot-member table:name="51599" table:display="true" table:show-details="true"/>
                <table:data-pilot-member table:name="51966" table:display="true" table:show-details="true"/>
                <table:data-pilot-member table:name="68093" table:display="true" table:show-details="true"/>
                <table:data-pilot-member table:name="77368" table:display="true" table:show-details="true"/>
                <table:data-pilot-member table:name="93284" table:display="true" table:show-details="true"/>
                <table:data-pilot-member table:name="95349" table:display="true" table:show-details="true"/>
                <table:data-pilot-member table:name="97330" table:display="true" table:show-details="true"/>
                <table:data-pilot-member table:name="97515" table:display="true" table:show-details="true"/>
                <table:data-pilot-member table:name="102255" table:display="true" table:show-details="true"/>
                <table:data-pilot-member table:name="108287" table:display="true" table:show-details="true"/>
                <table:data-pilot-member table:name="135237" table:display="true" table:show-details="true"/>
                <table:data-pilot-member table:name="145578" table:display="true" table:show-details="true"/>
                <table:data-pilot-member table:name="150086" table:display="true" table:show-details="true"/>
                <table:data-pilot-member table:name="156307" table:display="true" table:show-details="true"/>
                <table:data-pilot-member table:name="163023" table:display="true" table:show-details="true"/>
                <table:data-pilot-member table:name="165203" table:display="true" table:show-details="true"/>
                <table:data-pilot-member table:name="179026" table:display="true" table:show-details="true"/>
                <table:data-pilot-member table:name="182191" table:display="true" table:show-details="true"/>
                <table:data-pilot-member table:name="206645" table:display="true" table:show-details="true"/>
                <table:data-pilot-member table:name="214178" table:display="true" table:show-details="true"/>
                <table:data-pilot-member table:name="215784" table:display="true" table:show-details="true"/>
                <table:data-pilot-member table:name="216824" table:display="true" table:show-details="true"/>
                <table:data-pilot-member table:name="224465" table:display="true" table:show-details="true"/>
                <table:data-pilot-member table:name="228428" table:display="true" table:show-details="true"/>
                <table:data-pilot-member table:name="231543" table:display="true" table:show-details="true"/>
                <table:data-pilot-member table:name="240069" table:display="true" table:show-details="true"/>
                <table:data-pilot-member table:name="240861" table:display="true" table:show-details="true"/>
                <table:data-pilot-member table:name="252950" table:display="true" table:show-details="true"/>
                <table:data-pilot-member table:name="262812" table:display="true" table:show-details="true"/>
                <table:data-pilot-member table:name="264530" table:display="true" table:show-details="true"/>
                <table:data-pilot-member table:name="266684" table:display="true" table:show-details="true"/>
                <table:data-pilot-member table:name="269355" table:display="true" table:show-details="true"/>
                <table:data-pilot-member table:name="275082" table:display="true" table:show-details="true"/>
                <table:data-pilot-member table:name="294591" table:display="true" table:show-details="true"/>
                <table:data-pilot-member table:name="303108" table:display="true" table:show-details="true"/>
                <table:data-pilot-member table:name="313195" table:display="true" table:show-details="true"/>
                <table:data-pilot-member table:name="353779" table:display="true" table:show-details="true"/>
                <table:data-pilot-member table:name="357094" table:display="true" table:show-details="true"/>
                <table:data-pilot-member table:name="362521" table:display="true" table:show-details="true"/>
                <table:data-pilot-member table:name="405454" table:display="true" table:show-details="true"/>
                <table:data-pilot-member table:name="416365" table:display="true" table:show-details="true"/>
                <table:data-pilot-member table:name="418490" table:display="true" table:show-details="true"/>
                <table:data-pilot-member table:name="439633" table:display="true" table:show-details="true"/>
                <table:data-pilot-member table:name="456197" table:display="true" table:show-details="true"/>
                <table:data-pilot-member table:name="464786" table:display="true" table:show-details="true"/>
                <table:data-pilot-member table:name="486804" table:display="true" table:show-details="true"/>
                <table:data-pilot-member table:name="501264" table:display="true" table:show-details="true"/>
                <table:data-pilot-member table:name="534590" table:display="true" table:show-details="true"/>
                <table:data-pilot-member table:name="551156" table:display="true" table:show-details="true"/>
                <table:data-pilot-member table:name="568982" table:display="true" table:show-details="true"/>
                <table:data-pilot-member table:name="578598" table:display="true" table:show-details="true"/>
                <table:data-pilot-member table:name="584214" table:display="true" table:show-details="true"/>
                <table:data-pilot-member table:name="588344" table:display="true" table:show-details="true"/>
                <table:data-pilot-member table:name="609990" table:display="true" table:show-details="true"/>
                <table:data-pilot-member table:name="613866" table:display="true" table:show-details="true"/>
                <table:data-pilot-member table:name="615677" table:display="true" table:show-details="true"/>
                <table:data-pilot-member table:name="8884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se2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33" table:display="true" table:show-details="true"/>
                <table:data-pilot-member table:name="36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65" table:display="true" table:show-details="true"/>
                <table:data-pilot-member table:name="88" table:display="true" table:show-details="true"/>
                <table:data-pilot-member table:name="98" table:display="true" table:show-details="true"/>
                <table:data-pilot-member table:name="229" table:display="true" table:show-details="true"/>
                <table:data-pilot-member table:name="248" table:display="true" table:show-details="true"/>
                <table:data-pilot-member table:name="259" table:display="true" table:show-details="true"/>
                <table:data-pilot-member table:name="291" table:display="true" table:show-details="true"/>
                <table:data-pilot-member table:name="299" table:display="true" table:show-details="true"/>
                <table:data-pilot-member table:name="329" table:display="true" table:show-details="true"/>
                <table:data-pilot-member table:name="379" table:display="true" table:show-details="true"/>
                <table:data-pilot-member table:name="434" table:display="true" table:show-details="true"/>
                <table:data-pilot-member table:name="653" table:display="true" table:show-details="true"/>
                <table:data-pilot-member table:name="730" table:display="true" table:show-details="true"/>
                <table:data-pilot-member table:name="821" table:display="true" table:show-details="true"/>
                <table:data-pilot-member table:name="852" table:display="true" table:show-details="true"/>
                <table:data-pilot-member table:name="874" table:display="true" table:show-details="true"/>
                <table:data-pilot-member table:name="932" table:display="true" table:show-details="true"/>
                <table:data-pilot-member table:name="965" table:display="true" table:show-details="true"/>
                <table:data-pilot-member table:name="967" table:display="true" table:show-details="true"/>
                <table:data-pilot-member table:name="1108" table:display="true" table:show-details="true"/>
                <table:data-pilot-member table:name="1260" table:display="true" table:show-details="true"/>
                <table:data-pilot-member table:name="1296" table:display="true" table:show-details="true"/>
                <table:data-pilot-member table:name="1537" table:display="true" table:show-details="true"/>
                <table:data-pilot-member table:name="1828" table:display="true" table:show-details="true"/>
                <table:data-pilot-member table:name="1901" table:display="true" table:show-details="true"/>
                <table:data-pilot-member table:name="2014" table:display="true" table:show-details="true"/>
                <table:data-pilot-member table:name="6830" table:display="true" table:show-details="true"/>
                <table:data-pilot-member table:name="9514" table:display="true" table:show-details="true"/>
                <table:data-pilot-member table:name="13623" table:display="true" table:show-details="true"/>
                <table:data-pilot-member table:name="16758" table:display="true" table:show-details="true"/>
                <table:data-pilot-member table:name="22042" table:display="true" table:show-details="true"/>
                <table:data-pilot-member table:name="22427" table:display="true" table:show-details="true"/>
                <table:data-pilot-member table:name="22757" table:display="true" table:show-details="true"/>
                <table:data-pilot-member table:name="24349" table:display="true" table:show-details="true"/>
                <table:data-pilot-member table:name="25162" table:display="true" table:show-details="true"/>
                <table:data-pilot-member table:name="25820" table:display="true" table:show-details="true"/>
                <table:data-pilot-member table:name="28406" table:display="true" table:show-details="true"/>
                <table:data-pilot-member table:name="28589" table:display="true" table:show-details="true"/>
                <table:data-pilot-member table:name="32232" table:display="true" table:show-details="true"/>
                <table:data-pilot-member table:name="33594" table:display="true" table:show-details="true"/>
                <table:data-pilot-member table:name="34670" table:display="true" table:show-details="true"/>
                <table:data-pilot-member table:name="34899" table:display="true" table:show-details="true"/>
                <table:data-pilot-member table:name="35247" table:display="true" table:show-details="true"/>
                <table:data-pilot-member table:name="36632" table:display="true" table:show-details="true"/>
                <table:data-pilot-member table:name="37798" table:display="true" table:show-details="true"/>
                <table:data-pilot-member table:name="41846" table:display="true" table:show-details="true"/>
                <table:data-pilot-member table:name="43898" table:display="true" table:show-details="true"/>
                <table:data-pilot-member table:name="47825" table:display="true" table:show-details="true"/>
                <table:data-pilot-member table:name="49842" table:display="true" table:show-details="true"/>
                <table:data-pilot-member table:name="49911" table:display="true" table:show-details="true"/>
                <table:data-pilot-member table:name="54819" table:display="true" table:show-details="true"/>
                <table:data-pilot-member table:name="55554" table:display="true" table:show-details="true"/>
                <table:data-pilot-member table:name="56425" table:display="true" table:show-details="true"/>
                <table:data-pilot-member table:name="57272" table:display="true" table:show-details="true"/>
                <table:data-pilot-member table:name="60572" table:display="true" table:show-details="true"/>
                <table:data-pilot-member table:name="61467" table:display="true" table:show-details="true"/>
                <table:data-pilot-member table:name="67369" table:display="true" table:show-details="true"/>
                <table:data-pilot-member table:name="69223" table:display="true" table:show-details="true"/>
                <table:data-pilot-member table:name="70174" table:display="true" table:show-details="true"/>
                <table:data-pilot-member table:name="76321" table:display="true" table:show-details="true"/>
                <table:data-pilot-member table:name="80997" table:display="true" table:show-details="true"/>
                <table:data-pilot-member table:name="93486" table:display="true" table:show-details="true"/>
                <table:data-pilot-member table:name="106195" table:display="true" table:show-details="true"/>
                <table:data-pilot-member table:name="107403" table:display="true" table:show-details="true"/>
                <table:data-pilot-member table:name="107745" table:display="true" table:show-details="true"/>
                <table:data-pilot-member table:name="114269" table:display="true" table:show-details="true"/>
                <table:data-pilot-member table:name="116388" table:display="true" table:show-details="true"/>
                <table:data-pilot-member table:name="123251" table:display="true" table:show-details="true"/>
                <table:data-pilot-member table:name="127722" table:display="true" table:show-details="true"/>
                <table:data-pilot-member table:name="132158" table:display="true" table:show-details="true"/>
                <table:data-pilot-member table:name="138398" table:display="true" table:show-details="true"/>
                <table:data-pilot-member table:name="140402" table:display="true" table:show-details="true"/>
                <table:data-pilot-member table:name="142556" table:display="true" table:show-details="true"/>
                <table:data-pilot-member table:name="145799" table:display="true" table:show-details="true"/>
                <table:data-pilot-member table:name="147184" table:display="true" table:show-details="true"/>
                <table:data-pilot-member table:name="147943" table:display="true" table:show-details="true"/>
                <table:data-pilot-member table:name="160601" table:display="true" table:show-details="true"/>
                <table:data-pilot-member table:name="162117" table:display="true" table:show-details="true"/>
                <table:data-pilot-member table:name="175446" table:display="true" table:show-details="true"/>
                <table:data-pilot-member table:name="175520" table:display="true" table:show-details="true"/>
                <table:data-pilot-member table:name="182365" table:display="true" table:show-details="true"/>
                <table:data-pilot-member table:name="186178" table:display="true" table:show-details="true"/>
                <table:data-pilot-member table:name="190535" table:display="true" table:show-details="true"/>
                <table:data-pilot-member table:name="201687" table:display="true" table:show-details="true"/>
                <table:data-pilot-member table:name="235903" table:display="true" table:show-details="true"/>
                <table:data-pilot-member table:name="239767" table:display="true" table:show-details="true"/>
                <table:data-pilot-member table:name="244591" table:display="true" table:show-details="true"/>
                <table:data-pilot-member table:name="259110" table:display="true" table:show-details="true"/>
                <table:data-pilot-member table:name="261710" table:display="true" table:show-details="true"/>
                <table:data-pilot-member table:name="266523" table:display="true" table:show-details="true"/>
                <table:data-pilot-member table:name="271267" table:display="true" table:show-details="true"/>
                <table:data-pilot-member table:name="285294" table:display="true" table:show-details="true"/>
                <table:data-pilot-member table:name="295293" table:display="true" table:show-details="true"/>
                <table:data-pilot-member table:name="306855" table:display="true" table:show-details="true"/>
                <table:data-pilot-member table:name="321864" table:display="true" table:show-details="true"/>
                <table:data-pilot-member table:name="324861" table:display="true" table:show-details="true"/>
                <table:data-pilot-member table:name="337341" table:display="true" table:show-details="true"/>
                <table:data-pilot-member table:name="350046" table:display="true" table:show-details="true"/>
                <table:data-pilot-member table:name="354760" table:display="true" table:show-details="true"/>
                <table:data-pilot-member table:name="364622" table:display="true" table:show-details="true"/>
                <table:data-pilot-member table:name="370160" table:display="true" table:show-details="true"/>
                <table:data-pilot-member table:name="386477" table:display="true" table:show-details="true"/>
                <table:data-pilot-member table:name="388401" table:display="true" table:show-details="true"/>
                <table:data-pilot-member table:name="391193" table:display="true" table:show-details="true"/>
                <table:data-pilot-member table:name="429046" table:display="true" table:show-details="true"/>
                <table:data-pilot-member table:name="456610" table:display="true" table:show-details="true"/>
                <table:data-pilot-member table:name="478828" table:display="true" table:show-details="true"/>
                <table:data-pilot-member table:name="479297" table:display="true" table:show-details="true"/>
                <table:data-pilot-member table:name="501437" table:display="true" table:show-details="true"/>
                <table:data-pilot-member table:name="541428" table:display="true" table:show-details="true"/>
                <table:data-pilot-member table:name="559358" table:display="true" table:show-details="true"/>
                <table:data-pilot-member table:name="590467" table:display="true" table:show-details="true"/>
                <table:data-pilot-member table:name="6393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caution Dose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93" table:display="true" table:show-details="true"/>
                <table:data-pilot-member table:name="148" table:display="true" table:show-details="true"/>
                <table:data-pilot-member table:name="157" table:display="true" table:show-details="true"/>
                <table:data-pilot-member table:name="180" table:display="true" table:show-details="true"/>
                <table:data-pilot-member table:name="208" table:display="true" table:show-details="true"/>
                <table:data-pilot-member table:name="267" table:display="true" table:show-details="true"/>
                <table:data-pilot-member table:name="394" table:display="true" table:show-details="true"/>
                <table:data-pilot-member table:name="449" table:display="true" table:show-details="true"/>
                <table:data-pilot-member table:name="489" table:display="true" table:show-details="true"/>
                <table:data-pilot-member table:name="574" table:display="true" table:show-details="true"/>
                <table:data-pilot-member table:name="722" table:display="true" table:show-details="true"/>
                <table:data-pilot-member table:name="740" table:display="true" table:show-details="true"/>
                <table:data-pilot-member table:name="789" table:display="true" table:show-details="true"/>
                <table:data-pilot-member table:name="1478" table:display="true" table:show-details="true"/>
                <table:data-pilot-member table:name="1877" table:display="true" table:show-details="true"/>
                <table:data-pilot-member table:name="2249" table:display="true" table:show-details="true"/>
                <table:data-pilot-member table:name="2577" table:display="true" table:show-details="true"/>
                <table:data-pilot-member table:name="2796" table:display="true" table:show-details="true"/>
                <table:data-pilot-member table:name="2847" table:display="true" table:show-details="true"/>
                <table:data-pilot-member table:name="3086" table:display="true" table:show-details="true"/>
                <table:data-pilot-member table:name="3683" table:display="true" table:show-details="true"/>
                <table:data-pilot-member table:name="3713" table:display="true" table:show-details="true"/>
                <table:data-pilot-member table:name="3868" table:display="true" table:show-details="true"/>
                <table:data-pilot-member table:name="4013" table:display="true" table:show-details="true"/>
                <table:data-pilot-member table:name="4447" table:display="true" table:show-details="true"/>
                <table:data-pilot-member table:name="4571" table:display="true" table:show-details="true"/>
                <table:data-pilot-member table:name="4607" table:display="true" table:show-details="true"/>
                <table:data-pilot-member table:name="5907" table:display="true" table:show-details="true"/>
                <table:data-pilot-member table:name="7267" table:display="true" table:show-details="true"/>
                <table:data-pilot-member table:name="7613" table:display="true" table:show-details="true"/>
                <table:data-pilot-member table:name="11507" table:display="true" table:show-details="true"/>
                <table:data-pilot-member table:name="15026" table:display="true" table:show-details="true"/>
                <table:data-pilot-member table:name="15184" table:display="true" table:show-details="true"/>
                <table:data-pilot-member table:name="19993" table:display="true" table:show-details="true"/>
                <table:data-pilot-member table:name="21833" table:display="true" table:show-details="true"/>
                <table:data-pilot-member table:name="22003" table:display="true" table:show-details="true"/>
                <table:data-pilot-member table:name="23316" table:display="true" table:show-details="true"/>
                <table:data-pilot-member table:name="25362" table:display="true" table:show-details="true"/>
                <table:data-pilot-member table:name="32602" table:display="true" table:show-details="true"/>
                <table:data-pilot-member table:name="33541" table:display="true" table:show-details="true"/>
                <table:data-pilot-member table:name="38863" table:display="true" table:show-details="true"/>
                <table:data-pilot-member table:name="46379" table:display="true" table:show-details="true"/>
                <table:data-pilot-member table:name="53681" table:display="true" table:show-details="true"/>
                <table:data-pilot-member table:name="58578" table:display="true" table:show-details="true"/>
                <table:data-pilot-member table:name="71173" table:display="true" table:show-details="true"/>
                <table:data-pilot-member table:name="74399" table:display="true" table:show-details="true"/>
                <table:data-pilot-member table:name="74542" table:display="true" table:show-details="true"/>
                <table:data-pilot-member table:name="76390" table:display="true" table:show-details="true"/>
                <table:data-pilot-member table:name="77423" table:display="true" table:show-details="true"/>
                <table:data-pilot-member table:name="87206" table:display="true" table:show-details="true"/>
                <table:data-pilot-member table:name="87644" table:display="true" table:show-details="true"/>
                <table:data-pilot-member table:name="89778" table:display="true" table:show-details="true"/>
                <table:data-pilot-member table:name="91369" table:display="true" table:show-details="true"/>
                <table:data-pilot-member table:name="92326" table:display="true" table:show-details="true"/>
                <table:data-pilot-member table:name="99858" table:display="true" table:show-details="true"/>
                <table:data-pilot-member table:name="102076" table:display="true" table:show-details="true"/>
                <table:data-pilot-member table:name="106712" table:display="true" table:show-details="true"/>
                <table:data-pilot-member table:name="107946" table:display="true" table:show-details="true"/>
                <table:data-pilot-member table:name="116595" table:display="true" table:show-details="true"/>
                <table:data-pilot-member table:name="119146" table:display="true" table:show-details="true"/>
                <table:data-pilot-member table:name="124627" table:display="true" table:show-details="true"/>
                <table:data-pilot-member table:name="135515" table:display="true" table:show-details="true"/>
                <table:data-pilot-member table:name="137157" table:display="true" table:show-details="true"/>
                <table:data-pilot-member table:name="138405" table:display="true" table:show-details="true"/>
                <table:data-pilot-member table:name="139331" table:display="true" table:show-details="true"/>
                <table:data-pilot-member table:name="140047" table:display="true" table:show-details="true"/>
                <table:data-pilot-member table:name="144156" table:display="true" table:show-details="true"/>
                <table:data-pilot-member table:name="150209" table:display="true" table:show-details="true"/>
                <table:data-pilot-member table:name="167900" table:display="true" table:show-details="true"/>
                <table:data-pilot-member table:name="1713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9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4" table:display="true" table:show-details="true"/>
                <table:data-pilot-member table:name="78" table:display="true" table:show-details="true"/>
                <table:data-pilot-member table:name="96" table:display="true" table:show-details="true"/>
                <table:data-pilot-member table:name="116" table:display="true" table:show-details="true"/>
                <table:data-pilot-member table:name="138" table:display="true" table:show-details="true"/>
                <table:data-pilot-member table:name="171" table:display="true" table:show-details="true"/>
                <table:data-pilot-member table:name="184" table:display="true" table:show-details="true"/>
                <table:data-pilot-member table:name="192" table:display="true" table:show-details="true"/>
                <table:data-pilot-member table:name="206" table:display="true" table:show-details="true"/>
                <table:data-pilot-member table:name="215" table:display="true" table:show-details="true"/>
                <table:data-pilot-member table:name="335" table:display="true" table:show-details="true"/>
                <table:data-pilot-member table:name="366" table:display="true" table:show-details="true"/>
                <table:data-pilot-member table:name="392" table:display="true" table:show-details="true"/>
                <table:data-pilot-member table:name="421" table:display="true" table:show-details="true"/>
                <table:data-pilot-member table:name="649" table:display="true" table:show-details="true"/>
                <table:data-pilot-member table:name="877" table:display="true" table:show-details="true"/>
                <table:data-pilot-member table:name="921" table:display="true" table:show-details="true"/>
                <table:data-pilot-member table:name="932" table:display="true" table:show-details="true"/>
                <table:data-pilot-member table:name="949" table:display="true" table:show-details="true"/>
                <table:data-pilot-member table:name="1272" table:display="true" table:show-details="true"/>
                <table:data-pilot-member table:name="1393" table:display="true" table:show-details="true"/>
                <table:data-pilot-member table:name="1425" table:display="true" table:show-details="true"/>
                <table:data-pilot-member table:name="2038" table:display="true" table:show-details="true"/>
                <table:data-pilot-member table:name="3079" table:display="true" table:show-details="true"/>
                <table:data-pilot-member table:name="3538" table:display="true" table:show-details="true"/>
                <table:data-pilot-member table:name="3944" table:display="true" table:show-details="true"/>
                <table:data-pilot-member table:name="4171" table:display="true" table:show-details="true"/>
                <table:data-pilot-member table:name="4243" table:display="true" table:show-details="true"/>
                <table:data-pilot-member table:name="4367" table:display="true" table:show-details="true"/>
                <table:data-pilot-member table:name="5154" table:display="true" table:show-details="true"/>
                <table:data-pilot-member table:name="5382" table:display="true" table:show-details="true"/>
                <table:data-pilot-member table:name="5504" table:display="true" table:show-details="true"/>
                <table:data-pilot-member table:name="6092" table:display="true" table:show-details="true"/>
                <table:data-pilot-member table:name="6113" table:display="true" table:show-details="true"/>
                <table:data-pilot-member table:name="6331" table:display="true" table:show-details="true"/>
                <table:data-pilot-member table:name="6974" table:display="true" table:show-details="true"/>
                <table:data-pilot-member table:name="8586" table:display="true" table:show-details="true"/>
                <table:data-pilot-member table:name="9316" table:display="true" table:show-details="true"/>
                <table:data-pilot-member table:name="9733" table:display="true" table:show-details="true"/>
                <table:data-pilot-member table:name="18872" table:display="true" table:show-details="true"/>
                <table:data-pilot-member table:name="29145" table:display="true" table:show-details="true"/>
                <table:data-pilot-member table:name="30638" table:display="true" table:show-details="true"/>
                <table:data-pilot-member table:name="45103" table:display="true" table:show-details="true"/>
                <table:data-pilot-member table:name="51966" table:display="true" table:show-details="true"/>
                <table:data-pilot-member table:name="73641" table:display="true" table:show-details="true"/>
                <table:data-pilot-member table:name="77368" table:display="true" table:show-details="true"/>
                <table:data-pilot-member table:name="106907" table:display="true" table:show-details="true"/>
                <table:data-pilot-member table:name="109284" table:display="true" table:show-details="true"/>
                <table:data-pilot-member table:name="109811" table:display="true" table:show-details="true"/>
                <table:data-pilot-member table:name="110356" table:display="true" table:show-details="true"/>
                <table:data-pilot-member table:name="111885" table:display="true" table:show-details="true"/>
                <table:data-pilot-member table:name="122492" table:display="true" table:show-details="true"/>
                <table:data-pilot-member table:name="123485" table:display="true" table:show-details="true"/>
                <table:data-pilot-member table:name="134278" table:display="true" table:show-details="true"/>
                <table:data-pilot-member table:name="142683" table:display="true" table:show-details="true"/>
                <table:data-pilot-member table:name="147344" table:display="true" table:show-details="true"/>
                <table:data-pilot-member table:name="150041" table:display="true" table:show-details="true"/>
                <table:data-pilot-member table:name="152958" table:display="true" table:show-details="true"/>
                <table:data-pilot-member table:name="156073" table:display="true" table:show-details="true"/>
                <table:data-pilot-member table:name="160205" table:display="true" table:show-details="true"/>
                <table:data-pilot-member table:name="166304" table:display="true" table:show-details="true"/>
                <table:data-pilot-member table:name="172380" table:display="true" table:show-details="true"/>
                <table:data-pilot-member table:name="178943" table:display="true" table:show-details="true"/>
                <table:data-pilot-member table:name="180490" table:display="true" table:show-details="true"/>
                <table:data-pilot-member table:name="183248" table:display="true" table:show-details="true"/>
                <table:data-pilot-member table:name="185097" table:display="true" table:show-details="true"/>
                <table:data-pilot-member table:name="185148" table:display="true" table:show-details="true"/>
                <table:data-pilot-member table:name="188801" table:display="true" table:show-details="true"/>
                <table:data-pilot-member table:name="195212" table:display="true" table:show-details="true"/>
                <table:data-pilot-member table:name="201991" table:display="true" table:show-details="true"/>
                <table:data-pilot-member table:name="215048" table:display="true" table:show-details="true"/>
                <table:data-pilot-member table:name="215179" table:display="true" table:show-details="true"/>
                <table:data-pilot-member table:name="215784" table:display="true" table:show-details="true"/>
                <table:data-pilot-member table:name="220037" table:display="true" table:show-details="true"/>
                <table:data-pilot-member table:name="221501" table:display="true" table:show-details="true"/>
                <table:data-pilot-member table:name="223676" table:display="true" table:show-details="true"/>
                <table:data-pilot-member table:name="224490" table:display="true" table:show-details="true"/>
                <table:data-pilot-member table:name="232957" table:display="true" table:show-details="true"/>
                <table:data-pilot-member table:name="237980" table:display="true" table:show-details="true"/>
                <table:data-pilot-member table:name="252071" table:display="true" table:show-details="true"/>
                <table:data-pilot-member table:name="258116" table:display="true" table:show-details="true"/>
                <table:data-pilot-member table:name="272209" table:display="true" table:show-details="true"/>
                <table:data-pilot-member table:name="295175" table:display="true" table:show-details="true"/>
                <table:data-pilot-member table:name="329375" table:display="true" table:show-details="true"/>
                <table:data-pilot-member table:name="347770" table:display="true" table:show-details="true"/>
                <table:data-pilot-member table:name="359729" table:display="true" table:show-details="true"/>
                <table:data-pilot-member table:name="361872" table:display="true" table:show-details="true"/>
                <table:data-pilot-member table:name="370781" table:display="true" table:show-details="true"/>
                <table:data-pilot-member table:name="374227" table:display="true" table:show-details="true"/>
                <table:data-pilot-member table:name="375399" table:display="true" table:show-details="true"/>
                <table:data-pilot-member table:name="381277" table:display="true" table:show-details="true"/>
                <table:data-pilot-member table:name="395506" table:display="true" table:show-details="true"/>
                <table:data-pilot-member table:name="401735" table:display="true" table:show-details="true"/>
                <table:data-pilot-member table:name="404688" table:display="true" table:show-details="true"/>
                <table:data-pilot-member table:name="434071" table:display="true" table:show-details="true"/>
                <table:data-pilot-member table:name="434993" table:display="true" table:show-details="true"/>
                <table:data-pilot-member table:name="441506" table:display="true" table:show-details="true"/>
                <table:data-pilot-member table:name="490064" table:display="true" table:show-details="true"/>
                <table:data-pilot-member table:name="491888" table:display="true" table:show-details="true"/>
                <table:data-pilot-member table:name="494679" table:display="true" table:show-details="true"/>
                <table:data-pilot-member table:name="526371" table:display="true" table:show-details="true"/>
                <table:data-pilot-member table:name="529072" table:display="true" table:show-details="true"/>
                <table:data-pilot-member table:name="533119" table:display="true" table:show-details="true"/>
                <table:data-pilot-member table:name="537035" table:display="true" table:show-details="true"/>
                <table:data-pilot-member table:name="540622" table:display="true" table:show-details="true"/>
                <table:data-pilot-member table:name="586303" table:display="true" table:show-details="true"/>
                <table:data-pilot-member table:name="594625" table:display="true" table:show-details="true"/>
                <table:data-pilot-member table:name="598730" table:display="true" table:show-details="true"/>
                <table:data-pilot-member table:name="604668" table:display="true" table:show-details="true"/>
                <table:data-pilot-member table:name="624515" table:display="true" table:show-details="true"/>
                <table:data-pilot-member table:name="626546" table:display="true" table:show-details="true"/>
                <table:data-pilot-member table:name="692867" table:display="true" table:show-details="true"/>
                <table:data-pilot-member table:name="721140" table:display="true" table:show-details="true"/>
                <table:data-pilot-member table:name="733683" table:display="true" table:show-details="true"/>
                <table:data-pilot-member table:name="742298" table:display="true" table:show-details="true"/>
                <table:data-pilot-member table:name="745981" table:display="true" table:show-details="true"/>
                <table:data-pilot-member table:name="786650" table:display="true" table:show-details="true"/>
                <table:data-pilot-member table:name="792023" table:display="true" table:show-details="true"/>
                <table:data-pilot-member table:name="795747" table:display="true" table:show-details="true"/>
                <table:data-pilot-member table:name="875576" table:display="true" table:show-details="true"/>
                <table:data-pilot-member table:name="895207" table:display="true" table:show-details="true"/>
                <table:data-pilot-member table:name="895284" table:display="true" table:show-details="true"/>
                <table:data-pilot-member table:name="899212" table:display="true" table:show-details="true"/>
                <table:data-pilot-member table:name="916452" table:display="true" table:show-details="true"/>
                <table:data-pilot-member table:name="953018" table:display="true" table:show-details="true"/>
                <table:data-pilot-member table:name="991583" table:display="true" table:show-details="true"/>
                <table:data-pilot-member table:name="1013260" table:display="true" table:show-details="true"/>
                <table:data-pilot-member table:name="1090145" table:display="true" table:show-details="true"/>
                <table:data-pilot-member table:name="1126202" table:display="true" table:show-details="true"/>
                <table:data-pilot-member table:name="11594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15:18:54.473545103</dc:date>
    <meta:editing-duration>PT1H24M3S</meta:editing-duration>
    <meta:editing-cycles>3</meta:editing-cycles>
    <meta:generator>LibreOffice/7.4.7.2$Linux_X86_64 LibreOffice_project/40$Build-2</meta:generator>
    <meta:document-statistic meta:table-count="2" meta:cell-count="1919" meta:object-count="0"/>
  </office:meta>
</office:document-meta>
</file>